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4" style:family="paragraph"/>
    <style:style style:name="P3" style:parent-style-name="NormalWeb" style:list-style-name="LFO1" style:family="paragraph">
      <style:paragraph-properties fo:margin-top="0in" fo:margin-bottom="0in"/>
    </style:style>
    <style:style style:name="T4" style:parent-style-name="DefaultParagraphFont" style:family="text">
      <style:text-properties style:font-name="Arial" style:font-name-complex="Arial" fo:color="#000000"/>
    </style:style>
    <style:style style:name="P5" style:parent-style-name="NormalWeb" style:family="paragraph">
      <style:paragraph-properties fo:margin-top="0.125in" fo:margin-bottom="0.125in" fo:margin-left="0.5in">
        <style:tab-stops/>
      </style:paragraph-properties>
    </style:style>
    <style:style style:name="T6" style:parent-style-name="DefaultParagraphFont" style:family="text">
      <style:text-properties style:font-name="Arial" style:font-name-complex="Arial" fo:color="#000000"/>
    </style:style>
    <style:style style:name="P7" style:parent-style-name="NormalWeb" style:family="paragraph">
      <style:paragraph-properties fo:margin-top="0.125in" fo:margin-bottom="0.125in" fo:margin-left="0.5in">
        <style:tab-stops/>
      </style:paragraph-properties>
    </style:style>
    <style:style style:name="T8" style:parent-style-name="DefaultParagraphFont" style:family="text">
      <style:text-properties style:font-name="Arial" style:font-name-complex="Arial" fo:color="#000000"/>
    </style:style>
    <style:style style:name="P9" style:parent-style-name="Standard" style:family="paragraph">
      <style:paragraph-properties fo:margin-left="0.5in">
        <style:tab-stops/>
      </style:paragraph-properties>
    </style:style>
    <style:style style:name="T10" style:parent-style-name="DefaultParagraphFont" style:family="text">
      <style:text-properties fo:color="#000000"/>
    </style:style>
    <style:style style:name="P11" style:parent-style-name="Standard" style:family="paragraph">
      <style:paragraph-properties fo:margin-left="0.5in">
        <style:tab-stops/>
      </style:paragraph-properties>
    </style:style>
    <style:style style:name="P12" style:parent-style-name="Standard" style:list-style-name="LFO2" style:family="paragraph"/>
    <style:style style:name="P13" style:parent-style-name="Standard" style:list-style-name="LFO3" style:family="paragraph"/>
    <style:style style:name="P14" style:parent-style-name="Standard" style:list-style-name="LFO4" style:family="paragraph"/>
    <style:style style:name="P15" style:parent-style-name="Standard" style:list-style-name="LFO5" style:family="paragraph"/>
    <style:style style:name="P16" style:parent-style-name="Standard" style:list-style-name="LFO6" style:family="paragraph"/>
    <style:style style:name="P17" style:parent-style-name="Standard" style:list-style-name="LFO7" style:family="paragraph"/>
    <style:style style:name="P18" style:parent-style-name="Standard" style:list-style-name="LFO8" style:family="paragraph"/>
    <style:style style:name="P19" style:parent-style-name="Standard" style:list-style-name="LFO8" style:family="paragraph"/>
    <style:style style:name="P20" style:parent-style-name="Standard" style:list-style-name="LFO9" style:family="paragraph"/>
    <style:style style:name="P21" style:parent-style-name="Standard" style:list-style-name="LFO9" style:family="paragraph"/>
    <style:style style:name="P22" style:parent-style-name="Standard" style:list-style-name="LFO10" style:family="paragraph"/>
    <style:style style:name="P23" style:parent-style-name="Standard" style:list-style-name="LFO11" style:family="paragraph"/>
    <style:style style:name="P24" style:parent-style-name="Standard" style:list-style-name="LFO11" style:family="paragraph"/>
    <style:style style:name="P25" style:parent-style-name="Standard" style:list-style-name="LFO12" style:family="paragraph"/>
    <style:style style:name="P26" style:parent-style-name="Standard" style:list-style-name="LFO13" style:family="paragraph"/>
    <style:style style:name="P27" style:parent-style-name="Standard" style:list-style-name="LFO14" style:family="paragraph"/>
    <style:style style:name="P28" style:parent-style-name="Standard" style:list-style-name="LFO14" style:family="paragraph"/>
    <style:style style:name="P29" style:parent-style-name="Standard" style:list-style-name="LFO14" style:family="paragraph"/>
    <style:style style:name="P30" style:parent-style-name="Standard" style:list-style-name="LFO15" style:family="paragraph"/>
    <style:style style:name="P31" style:parent-style-name="Standard" style:list-style-name="LFO16" style:family="paragraph"/>
    <style:style style:name="P32" style:parent-style-name="Standard" style:list-style-name="LFO17" style:family="paragraph"/>
    <style:style style:name="P33" style:parent-style-name="Standard" style:list-style-name="LFO18" style:family="paragraph"/>
    <style:style style:name="P34" style:parent-style-name="Standard" style:list-style-name="LFO19" style:family="paragraph"/>
    <style:style style:name="P35" style:parent-style-name="Standard" style:list-style-name="LFO20" style:family="paragraph"/>
    <style:style style:name="P36" style:parent-style-name="Standard" style:list-style-name="LFO21" style:family="paragraph"/>
    <style:style style:name="P37" style:parent-style-name="Standard" style:list-style-name="LFO22" style:family="paragraph"/>
    <style:style style:name="P38" style:parent-style-name="Standard" style:list-style-name="LFO23" style:family="paragraph"/>
    <style:style style:name="P39" style:parent-style-name="Standard" style:list-style-name="LFO24" style:family="paragraph"/>
    <style:style style:name="P40" style:parent-style-name="Standard" style:list-style-name="LFO25" style:family="paragraph"/>
    <style:style style:name="P41" style:parent-style-name="Standard" style:list-style-name="LFO26" style:family="paragraph"/>
    <style:style style:name="P42" style:parent-style-name="Standard" style:list-style-name="LFO27" style:family="paragraph"/>
    <style:style style:name="P43" style:parent-style-name="Standard" style:list-style-name="LFO28" style:family="paragraph"/>
    <style:style style:name="P44" style:parent-style-name="Standard" style:list-style-name="LFO29" style:family="paragraph"/>
    <style:style style:name="P45" style:parent-style-name="Standard" style:list-style-name="LFO29" style:family="paragraph"/>
    <style:style style:name="P46" style:parent-style-name="Standard" style:list-style-name="LFO30" style:family="paragraph"/>
    <style:style style:name="T47" style:parent-style-name="DefaultParagraphFont" style:family="text">
      <style:text-properties style:text-underline-type="single" style:text-underline-style="solid" style:text-underline-width="auto" style:text-underline-mode="continuous"/>
    </style:style>
    <style:style style:name="T48" style:parent-style-name="DefaultParagraphFont" style:family="text">
      <style:text-properties style:text-underline-type="single" style:text-underline-style="solid" style:text-underline-width="auto" style:text-underline-mode="continuous"/>
    </style:style>
    <style:style style:name="P49" style:parent-style-name="Standard" style:list-style-name="LFO31" style:family="paragraph"/>
    <style:style style:name="P50" style:parent-style-name="Standard" style:list-style-name="LFO31" style:family="paragraph"/>
    <style:style style:name="P51" style:parent-style-name="Standard" style:list-style-name="LFO32" style:family="paragraph"/>
    <style:style style:name="P52" style:parent-style-name="Standard" style:list-style-name="LFO33" style:family="paragraph"/>
    <style:style style:name="P53" style:parent-style-name="Standard" style:list-style-name="LFO33" style:family="paragraph"/>
    <style:style style:name="P54" style:parent-style-name="Standard" style:list-style-name="LFO34" style:family="paragraph"/>
    <style:style style:name="P55" style:parent-style-name="Standard" style:list-style-name="LFO35" style:family="paragraph"/>
    <style:style style:name="P56" style:parent-style-name="Standard" style:list-style-name="LFO36" style:family="paragraph"/>
    <style:style style:name="P57" style:parent-style-name="Standard" style:list-style-name="LFO36" style:family="paragraph"/>
    <style:style style:name="P58" style:parent-style-name="Standard" style:list-style-name="LFO37" style:family="paragraph"/>
    <style:style style:name="P59" style:parent-style-name="Standard" style:list-style-name="LFO37" style:family="paragraph"/>
    <style:style style:name="P60" style:parent-style-name="Standard" style:list-style-name="LFO38" style:family="paragraph"/>
    <style:style style:name="P61" style:parent-style-name="Standard" style:list-style-name="LFO39" style:family="paragraph"/>
    <style:style style:name="P62" style:parent-style-name="Standard" style:list-style-name="LFO39" style:family="paragraph"/>
    <style:style style:name="P63" style:parent-style-name="Standard" style:list-style-name="LFO40" style:family="paragraph"/>
    <style:style style:name="P64" style:parent-style-name="Standard" style:list-style-name="LFO40" style:family="paragraph"/>
    <style:style style:name="P65" style:parent-style-name="Standard" style:list-style-name="LFO40" style:family="paragraph"/>
    <style:style style:name="P66" style:parent-style-name="Standard" style:list-style-name="LFO41" style:family="paragraph"/>
    <style:style style:name="P67" style:parent-style-name="Standard" style:list-style-name="LFO41" style:family="paragraph"/>
    <style:style style:name="P68" style:parent-style-name="Standard" style:list-style-name="LFO42" style:family="paragraph"/>
    <style:style style:name="P69" style:parent-style-name="Standard" style:list-style-name="LFO43" style:family="paragraph"/>
    <style:style style:name="P70" style:parent-style-name="Textbody" style:family="paragraph">
      <style:paragraph-properties fo:margin-top="0.1111in" fo:margin-bottom="0.1111in" fo:margin-left="0.4923in">
        <style:tab-stops/>
      </style:paragraph-properties>
    </style:style>
    <style:style style:name="T71" style:parent-style-name="DefaultParagraphFont" style:family="text">
      <style:text-properties fo:color="#0000FF"/>
    </style:style>
    <style:style style:name="T72" style:parent-style-name="DefaultParagraphFont" style:family="text">
      <style:text-properties fo:font-weight="bold" style:font-weight-asian="bold" fo:color="#0000FF"/>
    </style:style>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font-weight="bold" style:font-weight-asian="bold" fo:color="#0000FF"/>
    </style:style>
    <style:style style:name="P75" style:parent-style-name="Textbody" style:family="paragraph">
      <style:paragraph-properties fo:margin-top="0.1111in" fo:margin-bottom="0.1111in" fo:margin-left="0.4923in">
        <style:tab-stops/>
      </style:paragraph-properties>
    </style:style>
    <style:style style:name="T76" style:parent-style-name="DefaultParagraphFont" style:family="text">
      <style:text-properties fo:font-weight="bold" style:font-weight-asian="bold" fo:color="#0000FF"/>
    </style:style>
    <style:style style:name="T77" style:parent-style-name="DefaultParagraphFont" style:family="text">
      <style:text-properties fo:font-weight="bold" style:font-weight-asian="bold" fo:color="#0000FF"/>
    </style:style>
    <style:style style:name="P78" style:parent-style-name="Textbody" style:family="paragraph">
      <style:paragraph-properties fo:margin-top="0.1111in" fo:margin-bottom="0.1111in" fo:margin-left="0.4923in">
        <style:tab-stops/>
      </style:paragraph-properties>
    </style:style>
    <style:style style:name="T79" style:parent-style-name="DefaultParagraphFont" style:family="text">
      <style:text-properties fo:color="#0000FF"/>
    </style:style>
    <style:style style:name="T80" style:parent-style-name="DefaultParagraphFont" style:family="text">
      <style:text-properties fo:font-weight="bold" style:font-weight-asian="bold" fo:color="#0000FF"/>
    </style:style>
    <style:style style:name="P81" style:parent-style-name="Textbody" style:family="paragraph">
      <style:paragraph-properties fo:margin-top="0.1111in" fo:margin-bottom="0.1111in" fo:margin-left="0.4923in">
        <style:tab-stops/>
      </style:paragraph-properties>
    </style:style>
    <style:style style:name="T82" style:parent-style-name="DefaultParagraphFont" style:family="text">
      <style:text-properties fo:font-weight="bold" style:font-weight-asian="bold" fo:color="#0000FF"/>
    </style:style>
    <style:style style:name="P83" style:parent-style-name="Textbody" style:family="paragraph">
      <style:paragraph-properties fo:margin-top="0.1111in" fo:margin-bottom="0.1111in" fo:margin-left="0.4923in">
        <style:tab-stops/>
      </style:paragraph-properties>
    </style:style>
    <style:style style:name="T84" style:parent-style-name="DefaultParagraphFont" style:family="text">
      <style:text-properties fo:font-weight="bold" style:font-weight-asian="bold" fo:color="#0000FF"/>
    </style:style>
    <style:style style:name="P85" style:parent-style-name="Textbody" style:family="paragraph">
      <style:paragraph-properties fo:margin-top="0.1111in" fo:margin-bottom="0.1111in" fo:margin-left="0.4923in">
        <style:tab-stops/>
      </style:paragraph-properties>
    </style:style>
    <style:style style:name="T86" style:parent-style-name="DefaultParagraphFont" style:family="text">
      <style:text-properties fo:color="#0000FF"/>
    </style:style>
    <style:style style:name="T87" style:parent-style-name="DefaultParagraphFont" style:family="text">
      <style:text-properties fo:font-weight="bold" style:font-weight-asian="bold" fo:color="#0000FF"/>
    </style:style>
    <style:style style:name="P88" style:parent-style-name="Textbody" style:family="paragraph">
      <style:paragraph-properties fo:margin-top="0.1111in" fo:margin-bottom="0.1111in" fo:margin-left="0.4923in">
        <style:tab-stops/>
      </style:paragraph-properties>
    </style:style>
    <style:style style:name="T89" style:parent-style-name="DefaultParagraphFont" style:family="text">
      <style:text-properties fo:font-weight="bold" style:font-weight-asian="bold" fo:color="#0000FF"/>
    </style:style>
    <style:style style:name="T90" style:parent-style-name="DefaultParagraphFont" style:family="text">
      <style:text-properties fo:font-weight="bold" style:font-weight-asian="bold" fo:color="#0000FF"/>
    </style:style>
    <style:style style:name="P91" style:parent-style-name="Standard" style:list-style-name="LFO43" style:family="paragraph"/>
    <style:style style:name="P92" style:parent-style-name="Standard" style:list-style-name="LFO43" style:family="paragraph"/>
    <style:style style:name="P93" style:parent-style-name="Standard" style:list-style-name="LFO44" style:family="paragraph"/>
    <style:style style:name="P94" style:parent-style-name="Standard" style:list-style-name="LFO45" style:family="paragraph"/>
    <style:style style:name="T95" style:parent-style-name="DefaultParagraphFont" style:family="text">
      <style:text-properties fo:font-weight="bold" style:font-weight-asian="bold" style:font-weight-complex="bold" fo:color="#3333FF"/>
    </style:style>
    <style:style style:name="P96" style:parent-style-name="Standard" style:list-style-name="LFO45" style:family="paragraph"/>
    <style:style style:name="P97" style:parent-style-name="Standard" style:list-style-name="LFO46" style:family="paragraph"/>
    <style:style style:name="P98" style:parent-style-name="Standard" style:list-style-name="LFO47" style:family="paragraph"/>
    <style:style style:name="P99" style:parent-style-name="Standard" style:list-style-name="LFO48" style:family="paragraph"/>
    <style:style style:name="P100" style:parent-style-name="Standard" style:list-style-name="LFO48" style:family="paragraph"/>
    <style:style style:name="P101" style:parent-style-name="Standard" style:list-style-name="LFO49" style:family="paragraph"/>
    <style:style style:name="P102" style:parent-style-name="Standard" style:list-style-name="LFO49" style:family="paragraph"/>
    <style:style style:name="P103" style:parent-style-name="Standard" style:list-style-name="LFO50" style:family="paragraph"/>
    <style:style style:name="P104" style:parent-style-name="Standard" style:list-style-name="LFO51" style:family="paragraph"/>
    <style:style style:name="T105" style:parent-style-name="DefaultParagraphFont" style:family="text">
      <style:text-properties fo:color="#800000"/>
    </style:style>
    <style:style style:name="P106" style:parent-style-name="Textbody" style:list-style-name="LFO52" style:family="paragraph"/>
    <style:style style:name="P107" style:parent-style-name="Textbody" style:list-style-name="LFO52" style:family="paragraph">
      <style:paragraph-properties fo:margin-top="0.1111in" fo:margin-bottom="0.1111in"/>
    </style:style>
    <style:style style:name="P108" style:parent-style-name="Textbody" style:list-style-name="LFO52" style:family="paragraph">
      <style:paragraph-properties fo:margin-top="0.1111in" fo:margin-bottom="0.1111in"/>
    </style:style>
    <style:style style:name="T109" style:parent-style-name="DefaultParagraphFont" style:family="text">
      <style:text-properties fo:font-weight="bold" style:font-weight-asian="bold"/>
    </style:style>
    <style:style style:name="P110" style:parent-style-name="Textbody" style:list-style-name="LFO52" style:family="paragraph">
      <style:paragraph-properties fo:margin-top="0.1111in" fo:margin-bottom="0.1111in"/>
    </style:style>
    <style:style style:name="P111" style:parent-style-name="Textbody" style:list-style-name="LFO52" style:family="paragraph">
      <style:paragraph-properties fo:margin-top="0.1111in" fo:margin-bottom="0.1111in"/>
    </style:style>
    <style:style style:name="P112" style:parent-style-name="Textbody" style:list-style-name="LFO52" style:family="paragraph">
      <style:paragraph-properties fo:margin-top="0.1111in" fo:margin-bottom="0.1111in"/>
    </style:style>
    <style:style style:name="P113" style:parent-style-name="Textbody" style:list-style-name="LFO52" style:family="paragraph">
      <style:paragraph-properties fo:margin-top="0.1111in" fo:margin-bottom="0.1111in"/>
    </style:style>
    <style:style style:name="P114" style:parent-style-name="Textbody" style:list-style-name="LFO52" style:family="paragraph">
      <style:paragraph-properties fo:margin-top="0.1111in" fo:margin-bottom="0.1111in"/>
      <style:text-properties fo:color="#000000"/>
    </style:style>
    <style:style style:name="P115" style:parent-style-name="Textbody" style:list-style-name="LFO52" style:family="paragraph">
      <style:paragraph-properties fo:margin-top="0.1111in" fo:margin-bottom="0.1111in"/>
    </style:style>
    <style:style style:name="T116" style:parent-style-name="DefaultParagraphFont" style:family="text">
      <style:text-properties fo:color="#FC0107"/>
    </style:style>
    <style:style style:name="P117" style:parent-style-name="Standard" style:list-style-name="LFO53" style:family="paragraph"/>
    <style:style style:name="P118" style:parent-style-name="Standard" style:list-style-name="LFO54" style:family="paragraph"/>
    <style:style style:name="P119" style:parent-style-name="Standard" style:list-style-name="LFO55" style:family="paragraph"/>
    <style:style style:name="P120" style:parent-style-name="Standard" style:list-style-name="LFO56" style:family="paragraph"/>
    <style:style style:name="P121" style:parent-style-name="Standard" style:list-style-name="LFO57" style:family="paragraph"/>
    <style:style style:name="P122" style:parent-style-name="Standard" style:list-style-name="LFO58" style:family="paragraph"/>
    <style:style style:name="P123" style:parent-style-name="Standard" style:list-style-name="LFO59" style:family="paragraph"/>
    <style:style style:name="P124" style:parent-style-name="Standard" style:list-style-name="LFO60" style:family="paragraph"/>
    <style:style style:name="P125" style:parent-style-name="Standard" style:list-style-name="LFO60" style:family="paragraph"/>
    <style:style style:name="T126" style:parent-style-name="DefaultParagraphFont" style:family="text">
      <style:text-properties fo:color="#FF0000"/>
    </style:style>
    <style:style style:name="T127" style:parent-style-name="DefaultParagraphFont" style:family="text">
      <style:text-properties fo:color="#FF0000"/>
    </style:style>
    <style:style style:name="P128" style:parent-style-name="Standard" style:list-style-name="LFO61" style:family="paragraph"/>
    <style:style style:name="P129" style:parent-style-name="Standard" style:list-style-name="LFO61" style:family="paragraph"/>
    <style:style style:name="P130" style:parent-style-name="Standard" style:list-style-name="LFO62" style:family="paragraph"/>
    <style:style style:name="P131" style:parent-style-name="Standard" style:list-style-name="LFO62" style:family="paragraph"/>
    <style:style style:name="P132" style:parent-style-name="Standard" style:list-style-name="LFO62" style:family="paragraph"/>
    <style:style style:name="P133" style:parent-style-name="Standard" style:list-style-name="LFO63" style:family="paragraph"/>
    <style:style style:name="P134" style:parent-style-name="Standard" style:list-style-name="LFO64" style:family="paragraph"/>
    <style:style style:name="P135" style:parent-style-name="Standard" style:list-style-name="LFO65" style:family="paragraph"/>
    <style:style style:name="P136" style:parent-style-name="Standard" style:list-style-name="LFO66" style:family="paragraph"/>
    <style:style style:name="P137" style:parent-style-name="Standard" style:list-style-name="LFO67" style:family="paragraph"/>
    <style:style style:name="P138" style:parent-style-name="Standard" style:list-style-name="LFO67" style:family="paragraph"/>
    <style:style style:name="T139" style:parent-style-name="DefaultParagraphFont" style:family="text">
      <style:text-properties fo:color="#CC0000"/>
    </style:style>
    <style:style style:name="T140" style:parent-style-name="DefaultParagraphFont" style:family="text">
      <style:text-properties fo:color="#CC0000"/>
    </style:style>
    <style:style style:name="T141" style:parent-style-name="DefaultParagraphFont" style:family="text">
      <style:text-properties fo:color="#CC0000"/>
    </style:style>
    <style:style style:name="P142" style:parent-style-name="Standard" style:list-style-name="LFO68" style:family="paragraph"/>
    <style:style style:name="P143" style:parent-style-name="Standard" style:list-style-name="LFO69" style:family="paragraph"/>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3" style:family="paragraph"/>
    <style:style style:name="P149" style:parent-style-name="Standard" style:list-style-name="LFO74" style:family="paragraph"/>
    <style:style style:name="T150" style:parent-style-name="DefaultParagraphFont" style:family="text">
      <style:text-properties fo:font-weight="bold" style:font-weight-asian="bold" style:font-weight-complex="bold" fo:color="#CC3300"/>
    </style:style>
    <style:style style:name="P151" style:parent-style-name="Standard" style:list-style-name="LFO75" style:family="paragraph"/>
    <style:style style:name="T152" style:parent-style-name="DefaultParagraphFont" style:family="text">
      <style:text-properties fo:font-weight="bold" style:font-weight-asian="bold" style:font-weight-complex="bold" fo:color="#CC3300"/>
    </style:style>
    <style:style style:name="T153" style:parent-style-name="DefaultParagraphFont" style:family="text">
      <style:text-properties fo:font-weight="bold" style:font-weight-asian="bold" style:font-weight-complex="bold" fo:color="#CC3300"/>
    </style:style>
    <style:style style:name="T154" style:parent-style-name="DefaultParagraphFont" style:family="text">
      <style:text-properties fo:font-weight="bold" style:font-weight-asian="bold" style:font-weight-complex="bold" fo:color="#CC3300"/>
    </style:style>
    <style:style style:name="P155" style:parent-style-name="Standard" style:list-style-name="LFO76" style:family="paragraph"/>
    <style:style style:name="T156" style:parent-style-name="DefaultParagraphFont" style:family="text">
      <style:text-properties fo:font-weight="bold" style:font-weight-asian="bold" style:font-weight-complex="bold" fo:color="#CC3300"/>
    </style:style>
    <style:style style:name="T157" style:parent-style-name="DefaultParagraphFont" style:family="text">
      <style:text-properties fo:font-weight="bold" style:font-weight-asian="bold" style:font-weight-complex="bold" fo:color="#CC3300"/>
    </style:style>
    <style:style style:name="P158" style:parent-style-name="Standard" style:list-style-name="LFO77" style:family="paragraph"/>
    <style:style style:name="P159" style:parent-style-name="Standard" style:list-style-name="LFO78" style:family="paragraph"/>
    <style:style style:name="P160" style:parent-style-name="Standard" style:list-style-name="LFO79" style:family="paragraph"/>
    <style:style style:name="P161" style:parent-style-name="Standard" style:list-style-name="LFO80" style:family="paragraph"/>
    <style:style style:name="P162" style:parent-style-name="Standard" style:list-style-name="LFO81" style:family="paragraph"/>
    <style:style style:name="P163" style:parent-style-name="Standard" style:list-style-name="LFO82" style:family="paragraph"/>
    <style:style style:name="P164" style:parent-style-name="Standard" style:list-style-name="LFO83" style:family="paragraph"/>
    <style:style style:name="P165" style:parent-style-name="Standard" style:list-style-name="LFO83" style:family="paragraph"/>
    <style:style style:name="P166" style:parent-style-name="Standard" style:list-style-name="LFO84" style:family="paragraph"/>
    <style:style style:name="P167" style:parent-style-name="Standard" style:list-style-name="LFO85" style:family="paragraph"/>
    <style:style style:name="P168" style:parent-style-name="Standard" style:list-style-name="LFO86" style:family="paragraph"/>
    <style:style style:name="T169" style:parent-style-name="DefaultParagraphFont" style:family="text">
      <style:text-properties fo:font-weight="bold" style:font-weight-asian="bold" style:font-weight-complex="bold"/>
    </style:style>
    <style:style style:name="P170" style:parent-style-name="Standard" style:list-style-name="LFO87" style:family="paragraph"/>
    <style:style style:name="P171" style:parent-style-name="Standard" style:list-style-name="LFO88" style:family="paragraph"/>
    <style:style style:name="P172" style:parent-style-name="Standard" style:list-style-name="LFO89" style:family="paragraph"/>
    <style:style style:name="P173" style:parent-style-name="Textbody" style:list-style-name="LFO90" style:family="paragraph">
      <style:text-properties style:font-name="ArialMT"/>
    </style:style>
    <style:style style:name="P174" style:parent-style-name="Textbody" style:list-style-name="LFO90" style:family="paragraph">
      <style:text-properties style:font-name="ArialMT"/>
    </style:style>
    <style:style style:name="P175" style:parent-style-name="Standard" style:list-style-name="LFO91" style:family="paragraph"/>
    <style:style style:name="P176" style:parent-style-name="Standard" style:list-style-name="LFO92" style:family="paragraph"/>
    <style:style style:name="P177" style:parent-style-name="Standard" style:list-style-name="LFO93" style:family="paragraph"/>
    <style:style style:name="P178" style:parent-style-name="Standard" style:list-style-name="LFO94" style:family="paragraph"/>
    <style:style style:name="P179" style:parent-style-name="Standard" style:list-style-name="LFO95" style:family="paragraph"/>
    <style:style style:name="P180" style:parent-style-name="Standard" style:list-style-name="LFO95" style:family="paragraph"/>
    <style:style style:name="P181" style:parent-style-name="Standard" style:list-style-name="LFO96" style:family="paragraph"/>
    <style:style style:name="P182" style:parent-style-name="Standard" style:list-style-name="LFO97"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P187" style:parent-style-name="Standard" style:list-style-name="LFO102" style:family="paragraph"/>
    <style:style style:name="T188" style:parent-style-name="DefaultParagraphFont" style:family="text">
      <style:text-properties fo:color="#CC0000"/>
    </style:style>
    <style:style style:name="P189" style:parent-style-name="Standard" style:list-style-name="LFO103" style:family="paragraph"/>
    <style:style style:name="T190" style:parent-style-name="DefaultParagraphFont" style:family="text">
      <style:text-properties fo:color="#CC0000"/>
    </style:style>
    <style:style style:name="T191" style:parent-style-name="DefaultParagraphFont" style:family="text">
      <style:text-properties fo:color="#CC0000"/>
    </style:style>
    <style:style style:name="T192" style:parent-style-name="DefaultParagraphFont" style:family="text">
      <style:text-properties fo:color="#CC0000"/>
    </style:style>
    <style:style style:name="T193" style:parent-style-name="DefaultParagraphFont" style:family="text">
      <style:text-properties fo:color="#CC0000"/>
    </style:style>
    <style:style style:name="T194" style:parent-style-name="DefaultParagraphFont" style:family="text">
      <style:text-properties fo:color="#CC0000"/>
    </style:style>
    <style:style style:name="T195" style:parent-style-name="DefaultParagraphFont" style:family="text">
      <style:text-properties fo:color="#CC0000"/>
    </style:style>
    <style:style style:name="T196" style:parent-style-name="DefaultParagraphFont" style:family="text">
      <style:text-properties fo:color="#CC0000"/>
    </style:style>
    <style:style style:name="P197" style:parent-style-name="Standard" style:list-style-name="LFO104" style:family="paragraph"/>
    <style:style style:name="P198" style:parent-style-name="Standard" style:list-style-name="LFO105" style:family="paragraph"/>
    <style:style style:name="P199" style:parent-style-name="Standard" style:list-style-name="LFO106" style:family="paragraph"/>
    <style:style style:name="P200" style:parent-style-name="Standard" style:list-style-name="LFO107" style:family="paragraph"/>
    <style:style style:name="P201" style:parent-style-name="Standard" style:list-style-name="LFO108" style:family="paragraph"/>
    <style:style style:name="P202" style:parent-style-name="Standard" style:list-style-name="LFO109" style:family="paragraph"/>
    <style:style style:name="P203" style:parent-style-name="Standard" style:list-style-name="LFO110" style:family="paragraph"/>
    <style:style style:name="P204" style:parent-style-name="Standard" style:list-style-name="LFO111" style:family="paragraph"/>
    <style:style style:name="P205" style:parent-style-name="Standard" style:list-style-name="LFO112" style:family="paragraph"/>
    <style:style style:name="P206" style:parent-style-name="Standard" style:list-style-name="LFO113" style:family="paragraph"/>
    <style:style style:name="P207" style:parent-style-name="Standard" style:list-style-name="LFO113" style:family="paragraph"/>
    <style:style style:name="P208" style:parent-style-name="Standard" style:list-style-name="LFO113" style:family="paragraph"/>
    <style:style style:name="P209" style:parent-style-name="Standard" style:list-style-name="LFO113" style:family="paragraph"/>
    <style:style style:name="P210" style:parent-style-name="Standard" style:list-style-name="LFO114" style:family="paragraph"/>
    <style:style style:name="P211" style:parent-style-name="Standard" style:list-style-name="LFO115" style:family="paragraph"/>
    <style:style style:name="P212" style:parent-style-name="Standard" style:list-style-name="LFO116" style:family="paragraph"/>
    <style:style style:name="P213" style:parent-style-name="Standard" style:list-style-name="LFO117" style:family="paragraph"/>
    <style:style style:name="P214" style:parent-style-name="Standard" style:list-style-name="LFO118" style:family="paragraph"/>
    <style:style style:name="P215" style:parent-style-name="Standard" style:list-style-name="LFO118" style:family="paragraph"/>
    <style:style style:name="P216" style:parent-style-name="Standard" style:list-style-name="LFO119" style:family="paragraph"/>
    <style:style style:name="P217" style:parent-style-name="Standard" style:list-style-name="LFO120" style:family="paragraph"/>
    <style:style style:name="P218" style:parent-style-name="Standard" style:list-style-name="LFO121" style:family="paragraph"/>
    <style:style style:name="P219" style:parent-style-name="Standard" style:list-style-name="LFO122" style:family="paragraph"/>
    <style:style style:name="P220" style:parent-style-name="Standard" style:list-style-name="LFO122" style:family="paragraph"/>
    <style:style style:name="P221" style:parent-style-name="Standard" style:list-style-name="LFO122" style:family="paragraph"/>
    <style:style style:name="P222" style:parent-style-name="Standard" style:list-style-name="LFO123" style:family="paragraph"/>
    <style:style style:name="P223" style:parent-style-name="Standard" style:list-style-name="LFO124" style:family="paragraph"/>
    <style:style style:name="P224" style:parent-style-name="Standard" style:list-style-name="LFO125" style:family="paragraph"/>
    <style:style style:name="P225" style:parent-style-name="Standard" style:list-style-name="LFO126" style:family="paragraph"/>
    <style:style style:name="P226" style:parent-style-name="Textbody" style:family="paragraph">
      <style:paragraph-properties fo:margin-left="0.4923in">
        <style:tab-stops/>
      </style:paragraph-properties>
    </style:style>
    <style:style style:name="P227" style:parent-style-name="Textbody" style:family="paragraph">
      <style:paragraph-properties fo:margin-top="0.1111in" fo:margin-bottom="0.1111in" fo:margin-left="0.4923in">
        <style:tab-stops/>
      </style:paragraph-properties>
    </style:style>
    <style:style style:name="P228" style:parent-style-name="Textbody" style:family="paragraph">
      <style:paragraph-properties fo:margin-top="0.1111in" fo:margin-bottom="0.1111in" fo:margin-left="0.4923in">
        <style:tab-stops/>
      </style:paragraph-properties>
    </style:style>
    <style:style style:name="T229" style:parent-style-name="DefaultParagraphFont" style:family="text">
      <style:text-properties fo:font-weight="bold" style:font-weight-asian="bold" fo:color="#FC0107"/>
    </style:style>
    <style:style style:name="P230" style:parent-style-name="Textbody" style:family="paragraph">
      <style:paragraph-properties fo:margin-top="0.1111in" fo:margin-bottom="0.1111in" fo:margin-left="0.4923in">
        <style:tab-stops/>
      </style:paragraph-properties>
    </style:style>
    <style:style style:name="P231" style:parent-style-name="Textbody" style:family="paragraph">
      <style:paragraph-properties fo:margin-top="0.1111in" fo:margin-bottom="0.1111in" fo:margin-left="0.4923in">
        <style:tab-stops/>
      </style:paragraph-properties>
    </style:style>
    <style:style style:name="T232" style:parent-style-name="DefaultParagraphFont" style:family="text">
      <style:text-properties fo:font-weight="bold" style:font-weight-asian="bold" fo:color="#FC0107"/>
    </style:style>
    <style:style style:name="T233" style:parent-style-name="DefaultParagraphFont" style:family="text">
      <style:text-properties fo:font-weight="bold" style:font-weight-asian="bold" style:font-weight-complex="bold" fo:color="#C5000B"/>
    </style:style>
    <style:style style:name="T234" style:parent-style-name="DefaultParagraphFont" style:family="text">
      <style:text-properties fo:font-weight="bold" style:font-weight-asian="bold" style:font-weight-complex="bold" fo:color="#FC0107"/>
    </style:style>
    <style:style style:name="T235" style:parent-style-name="DefaultParagraphFont" style:family="text">
      <style:text-properties fo:font-weight="bold" style:font-weight-asian="bold" style:font-weight-complex="bold" fo:color="#FC0107"/>
    </style:style>
    <style:style style:name="P236" style:parent-style-name="Textbody" style:family="paragraph">
      <style:paragraph-properties fo:margin-top="0.1111in" fo:margin-bottom="0.1111in" fo:margin-left="0.4923in">
        <style:tab-stops/>
      </style:paragraph-properties>
    </style:style>
    <style:style style:name="P237" style:parent-style-name="Standard" style:family="paragraph">
      <style:paragraph-properties fo:margin-left="0.4923in">
        <style:tab-stops/>
      </style:paragraph-properties>
    </style:style>
    <style:style style:name="P238" style:parent-style-name="Standard" style:list-style-name="LFO127" style:family="paragraph"/>
    <style:style style:name="P239" style:parent-style-name="Standard" style:list-style-name="LFO128" style:family="paragraph"/>
    <style:style style:name="P240" style:parent-style-name="Standard" style:list-style-name="LFO129" style:family="paragraph"/>
    <style:style style:name="P241" style:parent-style-name="Standard" style:list-style-name="LFO130" style:family="paragraph"/>
    <style:style style:name="P242" style:parent-style-name="Standard" style:list-style-name="LFO131" style:family="paragraph"/>
    <style:style style:name="P243" style:parent-style-name="Standard" style:list-style-name="LFO131" style:family="paragraph"/>
    <style:style style:name="P244" style:parent-style-name="Standard" style:list-style-name="LFO132" style:family="paragraph"/>
    <style:style style:name="P245" style:parent-style-name="Standard" style:list-style-name="LFO133" style:family="paragraph"/>
    <style:style style:name="P246" style:parent-style-name="Standard" style:list-style-name="LFO134" style:family="paragraph"/>
    <style:style style:name="P247" style:parent-style-name="Standard" style:list-style-name="LFO134" style:family="paragraph"/>
    <style:style style:name="P248" style:parent-style-name="Standard" style:list-style-name="LFO134" style:family="paragraph"/>
    <style:style style:name="P249" style:parent-style-name="Standard" style:list-style-name="LFO134" style:family="paragraph"/>
    <style:style style:name="P250" style:parent-style-name="Standard" style:list-style-name="LFO135" style:family="paragraph"/>
    <style:style style:name="P251" style:parent-style-name="Standard" style:list-style-name="LFO136" style:family="paragraph"/>
    <style:style style:name="P252" style:parent-style-name="Standard" style:list-style-name="LFO136" style:family="paragraph"/>
    <style:style style:name="P253" style:parent-style-name="Standard" style:list-style-name="LFO137" style:family="paragraph"/>
    <style:style style:name="P254" style:parent-style-name="Standard" style:list-style-name="LFO137" style:family="paragraph"/>
    <style:style style:name="P255" style:parent-style-name="Standard" style:list-style-name="LFO138" style:family="paragraph"/>
    <style:style style:name="P256" style:parent-style-name="Standard" style:list-style-name="LFO139" style:family="paragraph"/>
    <style:style style:name="P257" style:parent-style-name="Standard" style:list-style-name="LFO140" style:family="paragraph"/>
    <style:style style:name="P258" style:parent-style-name="Standard" style:list-style-name="LFO141" style:family="paragraph"/>
    <style:style style:name="P259" style:parent-style-name="Standard" style:list-style-name="LFO141" style:family="paragraph"/>
    <style:style style:name="P260" style:parent-style-name="Standard" style:list-style-name="LFO142" style:family="paragraph"/>
    <style:style style:name="P261" style:parent-style-name="Standard" style:list-style-name="LFO143" style:family="paragraph"/>
    <style:style style:name="P262" style:parent-style-name="Standard" style:list-style-name="LFO144" style:family="paragraph"/>
    <style:style style:name="P263" style:parent-style-name="Standard" style:list-style-name="LFO144" style:family="paragraph"/>
    <style:style style:name="P264" style:parent-style-name="Standard" style:list-style-name="LFO145" style:family="paragraph"/>
    <style:style style:name="P265" style:parent-style-name="Standard" style:list-style-name="LFO145" style:family="paragraph"/>
    <style:style style:name="P266" style:parent-style-name="Standard" style:list-style-name="LFO145" style:family="paragraph"/>
    <style:style style:name="T26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8" style:parent-style-name="Standard" style:list-style-name="LFO146" style:family="paragraph"/>
    <style:style style:name="P269" style:parent-style-name="Standard" style:list-style-name="LFO147" style:family="paragraph"/>
    <style:style style:name="P270" style:parent-style-name="Standard" style:list-style-name="LFO147" style:family="paragraph"/>
    <style:style style:name="P271" style:parent-style-name="Standard" style:list-style-name="LFO147" style:family="paragraph"/>
    <style:style style:name="P272" style:parent-style-name="Standard" style:list-style-name="LFO148" style:family="paragraph"/>
    <style:style style:name="P273" style:parent-style-name="Standard" style:list-style-name="LFO149" style:family="paragraph"/>
    <style:style style:name="P274" style:parent-style-name="Standard" style:list-style-name="LFO150" style:family="paragraph"/>
    <style:style style:name="P275" style:parent-style-name="Standard" style:list-style-name="LFO151" style:family="paragraph"/>
    <style:style style:name="P276" style:parent-style-name="Standard" style:list-style-name="LFO152" style:family="paragraph"/>
    <style:style style:name="P277" style:parent-style-name="Standard" style:list-style-name="LFO153" style:family="paragraph"/>
    <style:style style:name="P278" style:parent-style-name="Standard" style:list-style-name="LFO154" style:family="paragraph"/>
    <style:style style:name="P279" style:parent-style-name="Standard" style:list-style-name="LFO155" style:family="paragraph"/>
    <style:style style:name="P280" style:parent-style-name="Standard" style:list-style-name="LFO156" style:family="paragraph"/>
    <style:style style:name="P281" style:parent-style-name="Standard" style:list-style-name="LFO157" style:family="paragraph"/>
    <style:style style:name="P282" style:parent-style-name="Standard" style:list-style-name="LFO158" style:family="paragraph"/>
    <style:style style:name="T283" style:parent-style-name="DefaultParagraphFont" style:family="text">
      <style:text-properties fo:font-weight="bold" style:font-weight-asian="bold" style:font-weight-complex="bold" fo:font-style="italic" style:font-style-asian="italic" style:font-style-complex="italic"/>
    </style:style>
    <style:style style:name="T284" style:parent-style-name="DefaultParagraphFont" style:family="text">
      <style:text-properties fo:font-weight="bold" style:font-weight-asian="bold" style:font-weight-complex="bold"/>
    </style:style>
    <style:style style:name="P285" style:parent-style-name="Standard" style:list-style-name="LFO159" style:family="paragraph"/>
    <style:style style:name="P286" style:parent-style-name="Standard" style:list-style-name="LFO159" style:family="paragraph"/>
    <style:style style:name="P287" style:parent-style-name="Standard" style:list-style-name="LFO160" style:family="paragraph"/>
    <style:style style:name="P288" style:parent-style-name="Standard" style:list-style-name="LFO160" style:family="paragraph"/>
    <style:style style:name="P289" style:parent-style-name="Standard" style:list-style-name="LFO160" style:family="paragraph"/>
    <style:style style:name="P290" style:parent-style-name="Standard" style:list-style-name="LFO160" style:family="paragraph"/>
    <style:style style:name="P291" style:parent-style-name="Standard" style:family="paragraph">
      <style:paragraph-properties fo:margin-left="0.4923in">
        <style:tab-stops/>
      </style:paragraph-properties>
    </style:style>
    <style:style style:name="P292" style:parent-style-name="Standard" style:family="paragraph">
      <style:paragraph-properties fo:margin-left="0.4923in">
        <style:tab-stops/>
      </style:paragraph-properties>
    </style:style>
    <style:style style:name="P293" style:parent-style-name="Standard" style:list-style-name="LFO161" style:family="paragraph"/>
    <style:style style:name="P294" style:parent-style-name="Standard" style:list-style-name="LFO161" style:family="paragraph"/>
    <style:style style:name="P295" style:parent-style-name="Standard" style:list-style-name="LFO161" style:family="paragraph"/>
    <style:style style:name="P296" style:parent-style-name="Standard" style:list-style-name="LFO161" style:family="paragraph"/>
    <style:style style:name="P297" style:parent-style-name="Standard" style:list-style-name="LFO162" style:family="paragraph"/>
    <style:style style:name="P298" style:parent-style-name="Standard" style:list-style-name="LFO163" style:family="paragraph"/>
    <style:style style:name="P299" style:parent-style-name="Standard" style:list-style-name="LFO164" style:family="paragraph"/>
    <style:style style:name="P300" style:parent-style-name="Standard" style:list-style-name="LFO164" style:family="paragraph"/>
    <style:style style:name="P301" style:parent-style-name="Standard" style:list-style-name="LFO165" style:family="paragraph"/>
    <style:style style:name="P302" style:parent-style-name="Standard" style:list-style-name="LFO166" style:family="paragraph"/>
    <style:style style:name="P303" style:parent-style-name="Standard" style:list-style-name="LFO167" style:family="paragraph"/>
    <style:style style:name="P304" style:parent-style-name="Standard" style:list-style-name="LFO168" style:family="paragraph"/>
    <style:style style:name="P305" style:parent-style-name="Standard" style:list-style-name="LFO168" style:family="paragraph"/>
    <style:style style:name="P306" style:parent-style-name="Standard" style:list-style-name="LFO168" style:family="paragraph"/>
    <style:style style:name="P307" style:parent-style-name="Standard" style:list-style-name="LFO169" style:family="paragraph"/>
    <style:style style:name="T308" style:parent-style-name="DefaultParagraphFont" style:family="text">
      <style:text-properties style:font-name="arial, sans-serif" fo:font-weight="bold" style:font-weight-asian="bold" style:font-weight-complex="bold" fo:color="#DC2300" fo:font-size="7.5pt" style:font-size-asian="7.5pt"/>
    </style:style>
    <style:style style:name="T309" style:parent-style-name="DefaultParagraphFont" style:family="text">
      <style:text-properties style:font-name="arial, sans-serif" fo:color="#2300DC" fo:font-size="7.5pt" style:font-size-asian="7.5pt"/>
    </style:style>
    <style:style style:name="T310" style:parent-style-name="DefaultParagraphFont" style:family="text">
      <style:text-properties style:font-name="arial, sans-serif" fo:color="#222222" fo:font-size="7.5pt" style:font-size-asian="7.5pt"/>
    </style:style>
    <style:style style:name="T311" style:parent-style-name="DefaultParagraphFont" style:family="text">
      <style:text-properties fo:color="#222222" fo:font-size="10pt" style:font-size-asian="10pt" style:font-size-complex="10pt"/>
    </style:style>
    <style:style style:name="T312" style:parent-style-name="DefaultParagraphFont" style:family="text">
      <style:text-properties style:font-name="arial, sans-serif" fo:color="#222222" fo:font-size="7.5pt" style:font-size-asian="7.5pt"/>
    </style:style>
    <style:style style:name="P313" style:parent-style-name="Standard" style:list-style-name="LFO170" style:family="paragraph"/>
    <style:style style:name="P314" style:parent-style-name="Standard" style:list-style-name="LFO170" style:family="paragraph"/>
    <style:style style:name="P315" style:parent-style-name="Standard" style:list-style-name="LFO171" style:family="paragraph"/>
    <style:style style:name="P316" style:parent-style-name="Standard" style:family="paragraph">
      <style:paragraph-properties fo:break-before="page" fo:text-align="center"/>
    </style:style>
    <style:style style:name="T317" style:parent-style-name="DefaultParagraphFont" style:family="text">
      <style:text-properties fo:font-size="14pt" style:font-size-asian="14pt" style:font-size-complex="14pt"/>
    </style:style>
    <style:style style:name="T318" style:parent-style-name="DefaultParagraphFont" style:family="text">
      <style:text-properties fo:font-style="italic" style:font-style-asian="italic" style:font-style-complex="italic" fo:color="#000000" fo:font-size="14pt" style:font-size-asian="14pt" style:font-size-complex="14pt"/>
    </style:style>
    <style:style style:name="P319" style:parent-style-name="Standard" style:family="paragraph">
      <style:paragraph-properties fo:text-align="center"/>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size="14pt" style:font-size-asian="14pt" style:font-size-complex="14pt"/>
    </style:style>
    <style:style style:name="P323" style:parent-style-name="Standard" style:family="paragraph">
      <style:paragraph-properties fo:text-align="center"/>
      <style:text-properties fo:font-size="14pt" style:font-size-asian="14pt" style:font-size-complex="14pt"/>
    </style:style>
    <style:style style:name="T324" style:parent-style-name="DefaultParagraphFont" style:family="text">
      <style:text-properties fo:font-style="italic" style:font-style-asian="italic" style:font-style-complex="italic"/>
    </style:style>
    <style:style style:name="P325" style:parent-style-name="Standard" style:list-style-name="LFO172" style:family="paragraph"/>
    <style:style style:name="T326" style:parent-style-name="DefaultParagraphFont" style:family="text">
      <style:text-properties fo:font-style="italic" style:font-style-asian="italic" style:font-style-complex="italic"/>
    </style:style>
    <style:style style:name="P327" style:parent-style-name="Standard" style:list-style-name="LFO172" style:family="paragraph"/>
    <style:style style:name="T328" style:parent-style-name="DefaultParagraphFont" style:family="text">
      <style:text-properties fo:font-style="italic" style:font-style-asian="italic" style:font-style-complex="italic"/>
    </style:style>
    <style:style style:name="P329" style:parent-style-name="Standard" style:list-style-name="LFO172" style:family="paragraph"/>
    <style:style style:name="P330" style:parent-style-name="Standard" style:list-style-name="LFO172" style:family="paragraph"/>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P337" style:parent-style-name="Standard" style:family="paragraph">
      <style:paragraph-properties fo:margin-left="0.4923in">
        <style:tab-stops/>
      </style:paragraph-properties>
    </style:style>
    <style:style style:name="P338" style:parent-style-name="Standard" style:family="paragraph">
      <style:paragraph-properties fo:margin-left="0.4923in">
        <style:tab-stops/>
      </style:paragraph-properties>
    </style:style>
    <style:style style:name="P339" style:parent-style-name="Standard" style:family="paragraph">
      <style:paragraph-properties fo:margin-left="0.4923in">
        <style:tab-stops/>
      </style:paragraph-properties>
    </style:style>
    <style:style style:name="T340" style:parent-style-name="DefaultParagraphFont" style:family="text">
      <style:text-properties fo:font-weight="bold" style:font-weight-asian="bold" style:font-weight-complex="bold" fo:font-style="italic" style:font-style-asian="italic" style:font-style-complex="italic"/>
    </style:style>
    <style:style style:name="P341" style:parent-style-name="Standard" style:family="paragraph">
      <style:paragraph-properties fo:margin-left="0.4923in">
        <style:tab-stops/>
      </style:paragraph-properties>
    </style:style>
    <style:style style:name="P342" style:parent-style-name="Standard" style:family="paragraph">
      <style:paragraph-properties fo:margin-left="0.4923in">
        <style:tab-stops/>
      </style:paragraph-properties>
    </style:style>
    <style:style style:name="P343" style:parent-style-name="Standard" style:family="paragraph">
      <style:paragraph-properties fo:margin-left="0.4923in">
        <style:tab-stops/>
      </style:paragraph-properties>
    </style:style>
    <style:style style:name="P344" style:parent-style-name="Standard" style:list-style-name="LFO173" style:family="paragraph">
      <style:paragraph-properties fo:margin-left="0.9847in" fo:text-indent="0in">
        <style:tab-stops/>
      </style:paragraph-properties>
    </style:style>
    <style:style style:name="P345" style:parent-style-name="Standard" style:family="paragraph">
      <style:paragraph-properties fo:margin-left="0.4923in">
        <style:tab-stops/>
      </style:paragraph-properties>
    </style:style>
    <style:style style:name="P346" style:parent-style-name="Standard" style:family="paragraph">
      <style:paragraph-properties fo:margin-left="0.4923in">
        <style:tab-stops/>
      </style:paragraph-properties>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P350"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9.0 9 August 2022</text:p>
      <text:list text:style-name="LFO174" text:continue-numbering="true">
        <text:list-item>
          <text:p text:style-name="P2">Added a button to the diffraction tab for use during penumbral fits to do a re-fit.<text:line-break/><text:line-break/>Improved (hopefully) the context help regarding the selection of D and R regions for a penumbral fit (cautioning the user to only include points from the penumbral transition).<text:line-break/></text:p>
        </text:list-item>
      </text:list>
      <text:p text:style-name="Standard">Version 4.8.9 8 August 2022</text:p>
      <text:list text:style-name="LFO1" text:continue-numbering="true">
        <text:list-item>
          <text:p text:style-name="P3"><text:span text:style-name="T4">Timestamp error lines now distinguish between 'cadence jitter' and 'dropped frames' by using an additional color.</text:span></text:p>
        </text:list-item>
      </text:list>
      <text:p text:style-name="P5"><text:span text:style-name="T6">Cadence jitter happens when high frame rates create a situation where frame recording cannot keep up and the traffic control implemented by the computer changes the arrival/timestamp time of frames so that some appear a little earlier and others a little late.</text:span></text:p>
      <text:p text:style-name="P7"><text:span text:style-name="T8">Cadence jitter is defined as a timing discrepancy of between 20% and 80% of a frame time and is represented by a yellow line.</text:span></text:p>
      <text:p text:style-name="P9"><text:span text:style-name="T10">Timing discrepancies greater than 80% of a frame time continue to be shown as a red line and are assumed to come from dropped frames. In any case, they deserve attention.</text:span></text:p>
      <text:p text:style-name="P11"/>
      <text:p text:style-name="Standard">Version 4.8.8 7 August 2022</text:p>
      <text:list text:style-name="LFO2" text:continue-numbering="true">
        <text:list-item>
          <text:p text:style-name="P12">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3" text:continue-numbering="true">
        <text:list-item>
          <text:p text:style-name="P13">changed numpy version requirement to match that of PyMovie so that ultimately the two programs can share a virtual environment, thus saving much space.<text:line-break/></text:p>
        </text:list-item>
      </text:list>
      <text:p text:style-name="Standard">Version 4.8.6 <text:s/>23 July 2022</text:p>
      <text:list text:style-name="LFO4" text:continue-numbering="true">
        <text:list-item>
          <text:p text:style-name="P14">added instructions telling the user how to install a new version when one is found. There are instructions for pip based installations and pipenv installations<text:line-break/></text:p>
        </text:list-item>
      </text:list>
      <text:p text:style-name="Standard">Version 4.8.4</text:p>
      <text:list text:style-name="LFO5" text:continue-numbering="true">
        <text:list-item>
          <text:p text:style-name="P15">there are no changes. This is a new version just to test the change introduced in 4.8.3 about version detection and handling thereof.<text:line-break/></text:p>
        </text:list-item>
      </text:list>
      <text:p text:style-name="Standard">Version 4.8.3</text:p>
      <text:list text:style-name="LFO6" text:continue-numbering="true">
        <text:list-item>
          <text:p text:style-name="P16">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7" text:continue-numbering="true">
        <text:list-item>
          <text:p text:style-name="P17">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8" text:continue-numbering="true">
        <text:list-item>
          <text:p text:style-name="P18">fixes automatic block integration failure under Win11.<text:line-break/></text:p>
        </text:list-item>
        <text:list-item>
          <text:p text:style-name="P19">makes pyote install for new version update use pipenv if present<text:line-break/></text:p>
        </text:list-item>
      </text:list>
      <text:p text:style-name="Standard">Version 4.8.0</text:p>
      <text:list text:style-name="LFO9" text:continue-numbering="true">
        <text:list-item>
          <text:p text:style-name="P20">adds PyQt5 to list of required packages in support of using pipenv to install PyOTE without the need for an Anconda3 installation.<text:line-break/></text:p>
        </text:list-item>
        <text:list-item>
          <text:p text:style-name="P21">removes the writing of the startup batch file as a different method will be used in conjunction with pipenv.<text:line-break/></text:p>
        </text:list-item>
      </text:list>
      <text:p text:style-name="Standard">Version 4.7.9</text:p>
      <text:list text:style-name="LFO10" text:continue-numbering="true">
        <text:list-item>
          <text:p text:style-name="P22">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11" text:continue-numbering="true">
        <text:list-item>
          <text:p text:style-name="P23">made the 'camera response' checkbox (in the Settings/misc tab) sticky<text:line-break/></text:p>
        </text:list-item>
        <text:list-item>
          <text:p text:style-name="P24">corrected the log messaging about Donly, Ronly, DandR, and min/max directions to the solver consistent<text:s/><text:line-break/></text:p>
        </text:list-item>
      </text:list>
      <text:p text:style-name="Standard">version 4.6.3</text:p>
      <text:list text:style-name="LFO12" text:continue-numbering="true">
        <text:list-item>
          <text:p text:style-name="P25">in detectability: logged new 'drop message' to the detectability.log<text:line-break/></text:p>
        </text:list-item>
      </text:list>
      <text:p text:style-name="Standard">version 4.6.2</text:p>
      <text:list text:style-name="LFO13" text:continue-numbering="true">
        <text:list-item>
          <text:p text:style-name="P26">in detectability: when event duration is or becomes less than the camera exposure time, the observed drop is reduced proportionately<text:line-break/></text:p>
        </text:list-item>
      </text:list>
      <text:p text:style-name="Standard">version 4.6.1</text:p>
      <text:list text:style-name="LFO14" text:continue-numbering="true">
        <text:list-item>
          <text:p text:style-name="P27">in detectability: changed calculation of number of event points from ceiling(dur/rdgTime) to round(dur/rdgTime)<text:line-break/></text:p>
        </text:list-item>
        <text:list-item>
          <text:p text:style-name="P28">in detectability: allow a single point event.<text:line-break/></text:p>
        </text:list-item>
        <text:list-item>
          <text:p text:style-name="P29">In detectability: stop stepping down duration when calculation of number of event points reaches zero<text:line-break/></text:p>
        </text:list-item>
      </text:list>
      <text:p text:style-name="Standard">version 4.6.0</text:p>
      <text:list text:style-name="LFO15" text:continue-numbering="true">
        <text:list-item>
          <text:p text:style-name="P30">clarified the titles on detectability plots<text:line-break/></text:p>
        </text:list-item>
      </text:list>
      <text:p text:style-name="Standard">version 4.5.7</text:p>
      <text:list text:style-name="LFO16" text:continue-numbering="true">
        <text:list-item>
          <text:p text:style-name="P31">suppressed a 'min event limit too high' message when min event is set to lowest possible value of 2<text:line-break/></text:p>
        </text:list-item>
      </text:list>
      <text:p text:style-name="Standard">version 4.5.6</text:p>
      <text:list text:style-name="LFO17" text:continue-numbering="true">
        <text:list-item>
          <text:p text:style-name="P32">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8" text:continue-numbering="true">
        <text:list-item>
          <text:p text:style-name="P33">fixes a bug where, if a full D and R light-curve was split (trimmed) into a D-only and an R-only light-curve, the R-only result did not apply subframe timing adjustments<text:s/><text:line-break/></text:p>
        </text:list-item>
      </text:list>
      <text:p text:style-name="Standard">version 4.5.4</text:p>
      <text:list text:style-name="LFO19" text:continue-numbering="true">
        <text:list-item>
          <text:p text:style-name="P34">cleans up the the first bin of the False-Positive histogram<text:s/><text:line-break/></text:p>
        </text:list-item>
      </text:list>
      <text:p text:style-name="Standard">version 4.5.3</text:p>
      <text:list text:style-name="LFO20" text:continue-numbering="true">
        <text:list-item>
          <text:p text:style-name="P35">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21" text:continue-numbering="true">
        <text:list-item>
          <text:p text:style-name="P36">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2" text:continue-numbering="true">
        <text:list-item>
          <text:p text:style-name="P37">fixes a bug introduced with the NE3 code changes that inhibited sub-frame timing adjustments.<text:line-break/></text:p>
        </text:list-item>
      </text:list>
      <text:p text:style-name="Standard">version 4.4.9</text:p>
      <text:list text:style-name="LFO23" text:continue-numbering="true">
        <text:list-item>
          <text:p text:style-name="P38">fixed yet another manisfestation of the bug introduced in version 4.2.1</text:p>
        </text:list-item>
      </text:list>
      <text:p text:style-name="Standard">version 4.4.8</text:p>
      <text:list text:style-name="LFO24" text:continue-numbering="true">
        <text:list-item>
          <text:p text:style-name="P39">fixed another manifestation of the bug introduced in version 4.2.1<text:line-break/></text:p>
        </text:list-item>
      </text:list>
      <text:p text:style-name="Standard">version 4.4.7</text:p>
      <text:list text:style-name="LFO25" text:continue-numbering="true">
        <text:list-item>
          <text:p text:style-name="P40">fixes a bug introduced in version 4.2.1 (February 8, 2022) that caused D values to be calculated as occurring 1 reading early<text:line-break/></text:p>
        </text:list-item>
      </text:list>
      <text:p text:style-name="Standard">version 4.4.5</text:p>
      <text:list text:style-name="LFO26" text:continue-numbering="true">
        <text:list-item>
          <text:p text:style-name="P41">added a checkbox to enable selection of whether or not the camera response curve is shown on the lightcurve plot<text:line-break/></text:p>
        </text:list-item>
      </text:list>
      <text:p text:style-name="Standard">version 4.4.4</text:p>
      <text:list text:style-name="LFO27" text:continue-numbering="true">
        <text:list-item>
          <text:p text:style-name="P42">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8" text:continue-numbering="true">
        <text:list-item>
          <text:p text:style-name="P43">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9" text:continue-numbering="true">
        <text:list-item>
          <text:p text:style-name="P44">removed the Pearson R metric – it was confusing and ineffective compared to the simple standard deviation metric<text:line-break/></text:p>
        </text:list-item>
        <text:list-item>
          <text:p text:style-name="P45">made it possible to select the points of the normalized target lightcurve to be included in the std metric<text:line-break/></text:p>
        </text:list-item>
      </text:list>
      <text:p text:style-name="Standard">version 4.3.6</text:p>
      <text:list text:style-name="LFO30" text:continue-numbering="true">
        <text:list-item>
          <text:p text:style-name="P46">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47">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48">minimize</text:span><text:s/>this number.<text:line-break/></text:p>
        </text:list-item>
      </text:list>
      <text:p text:style-name="Standard">version 4.3.5</text:p>
      <text:list text:style-name="LFO31" text:continue-numbering="true">
        <text:list-item>
          <text:p text:style-name="P49">made the 'step-by' buttons radio buttons so that it is clear what the current step size is.<text:line-break/></text:p>
        </text:list-item>
        <text:list-item>
          <text:p text:style-name="P50">removed the automatic switch to the Lightcurve panel<text:line-break/></text:p>
        </text:list-item>
      </text:list>
      <text:p text:style-name="Standard">version 4.3.3</text:p>
      <text:list text:style-name="LFO32" text:continue-numbering="true">
        <text:list-item>
          <text:p text:style-name="P51">added a Pearson R calculation whenever normalization is being performed. This may be an aid in aligning time shifts between the target lightcurve and the reference lightcurve.<text:line-break/><text:line-break/><text:soft-pag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3" text:continue-numbering="true">
        <text:list-item>
          <text:p text:style-name="P52">adds step size selection for the Y offset spinboxes<text:line-break/></text:p>
        </text:list-item>
        <text:list-item>
          <text:p text:style-name="P53">activates the 'show' checkbox on reference curves so that the reference curve display can be turned off – but it will still be active behind the scenes, just not visible.<text:line-break/></text:p>
        </text:list-item>
      </text:list>
      <text:p text:style-name="Standard">version 4.3.1</text:p>
      <text:list text:style-name="LFO34" text:continue-numbering="true">
        <text:list-item>
          <text:p text:style-name="P54">fixes an error message that occurs during the initial installation of a version that has a change to the number of tabs in the GUI<text:line-break/></text:p>
        </text:list-item>
      </text:list>
      <text:p text:style-name="Standard">version 4.3.0</text:p>
      <text:list text:style-name="LFO35" text:continue-numbering="true">
        <text:list-item>
          <text:p text:style-name="P55">minor cosmetic cleanup to deal with Windows GUI differences (I hope it works – this is always a frustrating and mysterious area)<text:line-break/></text:p>
        </text:list-item>
      </text:list>
      <text:p text:style-name="Standard">version 4.2.9</text:p>
      <text:list text:style-name="LFO36" text:continue-numbering="true">
        <text:list-item>
          <text:p text:style-name="P56">adds the lightcurve used to the report generated during the detectability analysis<text:line-break/></text:p>
        </text:list-item>
        <text:list-item>
          <text:p text:style-name="P57">automatically clears the effect of previous normailzation when the reference lightcurve is changed (or deselected)<text:line-break/></text:p>
        </text:list-item>
      </text:list>
      <text:p text:style-name="Standard">version 4.2.8</text:p>
      <text:list text:style-name="LFO37" text:continue-numbering="true">
        <text:list-item>
          <text:p text:style-name="P58">fixes 'trim problem'<text:line-break/></text:p>
        </text:list-item>
        <text:list-item>
          <text:p text:style-name="P59">adds 'step by' buttons that change the smoothing interval spinbox step size.<text:line-break/></text:p>
        </text:list-item>
      </text:list>
      <text:p text:style-name="Standard">version 4.2.6</text:p>
      <text:list text:style-name="LFO38" text:continue-numbering="true">
        <text:list-item>
          <text:p text:style-name="P60">tidies up the lightcurve panel a bit and changes color samples for target and reference curves.<text:line-break/></text:p>
        </text:list-item>
      </text:list>
      <text:p text:style-name="Standard">version 4.2.5</text:p>
      <text:list text:style-name="LFO39" text:continue-numbering="true">
        <text:list-item>
          <text:p text:style-name="P61">completes implementation of the time shift (left/right shift) of the reference curve for normalization.<text:line-break/></text:p>
        </text:list-item>
        <text:list-item>
          <text:p text:style-name="P62">adds dot color samples next to the lightcurve titles.<text:line-break/></text:p>
        </text:list-item>
      </text:list>
      <text:p text:style-name="Standard">version 4.2.4</text:p>
      <text:list text:style-name="LFO40" text:continue-numbering="true">
        <text:list-item>
          <text:p text:style-name="P63">makes tab/panel order sticky<text:line-break/></text:p>
        </text:list-item>
        <text:list-item>
          <text:p text:style-name="P64">analysis tab always opens first, but automatic switch to Lightcurves tab occurs upon file read.<text:line-break/></text:p>
        </text:list-item>
        <text:list-item>
          <text:p text:style-name="P65">'target' lightcurve cannot no longer be moved up or down. If there is an overlapping lightcurve, move the non-target lightcurve to clear the overlap.<text:line-break/></text:p>
        </text:list-item>
      </text:list>
      <text:p text:style-name="Standard">version 4.2.3</text:p>
      <text:soft-page-break/>
      <text:list text:style-name="LFO41" text:continue-numbering="true">
        <text:list-item>
          <text:p text:style-name="P66">fixes block integration that was broken by the new lightcurve selection code.<text:line-break/></text:p>
        </text:list-item>
        <text:list-item>
          <text:p text:style-name="P67">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2" text:continue-numbering="true">
        <text:list-item>
          <text:p text:style-name="P68">adds logging/reporting of the curve (if any) used for normalization and the smoothing interval used.<text:line-break/></text:p>
        </text:list-item>
      </text:list>
      <text:p text:style-name="Standard">version 4.2.2</text:p>
      <text:list text:style-name="LFO43" text:continue-numbering="true">
        <text:list-item>
          <text:p text:style-name="P69">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70">The<text:span text:style-name="T71"><text:s/></text:span><text:span text:style-name="T72">targe</text:span>t lightcurve is always drawn with bright blue dots.</text:p>
      <text:p text:style-name="P73">If a lightcurve is selected as a<text:s/><text:span text:style-name="T74">reference</text:span><text:s/>to be used for normalization, it is always drawn with bright green dots.</text:p>
      <text:p text:style-name="P75">Unless a lightcurve is designated as a<text:s/><text:span text:style-name="T76">target</text:span><text:s/>(curve to be analyzed for an event) or is designated as a<text:s/><text:span text:style-name="T77">reference</text:span><text:s/>lightcurve, its dot color depends on the row it is in - every row has a unique color other than blue or green.</text:p>
      <text:p text:style-name="P78">Lightcurves can be displaced up or down using the<text:span text:style-name="T79"><text:s/></text:span><text:span text:style-name="T80">Y offset</text:span><text:s/>spinner to control the displacement. This affects the display position only; the underlying values are not affected. This facility was added to allow the separation of lightcurves that would otherwise overlap in a confusing manner.</text:p>
      <text:p text:style-name="P81">There can only be one lightcurve selected as<text:s/><text:span text:style-name="T82">target</text:span>.</text:p>
      <text:p text:style-name="P83">There can be either 0 or 1 lightcurve selected as a<text:s/><text:span text:style-name="T84">reference</text:span><text:s/>for normalization.</text:p>
      <text:p text:style-name="P85">Normalization is applied whenever the<text:span text:style-name="T86"><text:s/></text:span><text:span text:style-name="T87">normalization reference curve smoothing interval</text:span><text:s/>spinbox is changed from 0. Whenever this number is changed, a new normalization will result. If this number is returned to zero, all normalization is removed and the original values restored.</text:p>
      <text:p text:style-name="P88">The<text:s/><text:span text:style-name="T89">X offset</text:span><text:s/>spinbox is not yet implemented. Its (future) purpose is to allow the<text:s/><text:span text:style-name="T90">reference</text:span><text:s/>curve used for normalization to be 'time shifted' for those cases where a drifting cloud affects lightcurves at slightly different times.</text:p>
      <text:list text:style-name="LFO43" text:continue-numbering="true">
        <text:list-item>
          <text:p text:style-name="P9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92">added (back again) a spinbox on the Setting/Misc. Tab that allows the dot size used in lightcurve plots to be changed.<text:line-break/></text:p>
        </text:list-item>
      </text:list>
      <text:soft-page-break/>
      <text:p text:style-name="Standard">version 4.2.1</text:p>
      <text:list text:style-name="LFO44" text:continue-numbering="true">
        <text:list-item>
          <text:p text:style-name="P93">fixed final report showing NE3 stuff even when NE3 not in use was checked.<text:line-break/></text:p>
        </text:list-item>
      </text:list>
      <text:p text:style-name="Standard">version 4.2.0</text:p>
      <text:list text:style-name="LFO45" text:continue-numbering="true">
        <text:list-item>
          <text:p text:style-name="P94">improves annotation on<text:s/><text:span text:style-name="T95">Detectability</text:span><text:s/>plots by including the magDrop information.<text:line-break/></text:p>
        </text:list-item>
        <text:list-item>
          <text:p text:style-name="P96">eliminates the display of negative drops in the False-Positive histogram<text:line-break/></text:p>
        </text:list-item>
      </text:list>
      <text:p text:style-name="Standard">version 4.1.9</text:p>
      <text:list text:style-name="LFO46" text:continue-numbering="true">
        <text:list-item>
          <text:p text:style-name="P9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7" text:continue-numbering="true">
        <text:list-item>
          <text:p text:style-name="P98">adds option to write sample light-curve from detectability analysis to a csv file that be imported to PyOTE.<text:line-break/></text:p>
        </text:list-item>
      </text:list>
      <text:p text:style-name="Standard">version 4.1.7</text:p>
      <text:list text:style-name="LFO48" text:continue-numbering="true">
        <text:list-item>
          <text:p text:style-name="P99">adds the requirement to specify an observation duration when doing a detectability test<text:line-break/></text:p>
        </text:list-item>
        <text:list-item>
          <text:p text:style-name="P100">during a detectability test, if a detectable event was found, a sample light-curve showing such an event is plotted, otherwise the normal False-Positive plot will be shown.<text:line-break/></text:p>
        </text:list-item>
      </text:list>
      <text:p text:style-name="Standard">version 4.1.6</text:p>
      <text:list text:style-name="LFO49" text:continue-numbering="true">
        <text:list-item>
          <text:p text:style-name="P101">reenables Cholesky failure messages (disabled for testing)<text:line-break/></text:p>
        </text:list-item>
        <text:list-item>
          <text:p text:style-name="P102">Adds test to detectability routine so that the user cannot give an event duration that requires more points than are available in the observation.<text:line-break/></text:p>
        </text:list-item>
      </text:list>
      <text:p text:style-name="Standard">version 4.1.5</text:p>
      <text:list text:style-name="LFO50" text:continue-numbering="true">
        <text:list-item>
          <text:p text:style-name="P103">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51" text:continue-numbering="true">
        <text:list-item>
          <text:p text:style-name="P104">This version adds tools needed to make best use of the Night Eagle 3 camera, the successor to the Night Eagle Astro camera (which is no longer in production). They are all grouped on a new tab page titled<text:s/><text:span text:style-name="T105">Night Eagle 3</text:span>.<text:line-break/></text:p>
        </text:list-item>
      </text:list>
      <text:list text:style-name="LFO52" text:continue-numbering="true">
        <text:list-item>
          <text:p text:style-name="P106">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7">For the Night Eagle 3, times extracted by PyOTE require only a VTI correction (if you use an IOTA VTI, there is no correction at all needed).</text:p>
        </text:list-item>
        <text:list-item>
          <text:p text:style-name="P108">Note: if the recording was<text:s/><text:span text:style-name="T109">not</text:span><text:s/>made with a tracking telescope (so the target star is<text:s/><text:soft-page-break/>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2">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3">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4">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15"><text:span text:style-name="T116">I suggest the following rules-of-thumb: can use DNR:HIGH for events 2 seconds and longer; can use DNR:MIDDLE for events 1 second and longer; can use DNR:LOW for events 0.5 seconds and longer.</text:span></text:p>
        </text:list-item>
      </text:list>
      <text:p text:style-name="Standard"/>
      <text:p text:style-name="Standard">version 4.1.2</text:p>
      <text:list text:style-name="LFO53" text:continue-numbering="true">
        <text:list-item>
          <text:p text:style-name="P117">fixes bug when D only search has been selected<text:line-break/></text:p>
        </text:list-item>
      </text:list>
      <text:p text:style-name="Standard">version 4.1.1</text:p>
      <text:list text:style-name="LFO54" text:continue-numbering="true">
        <text:list-item>
          <text:p text:style-name="P118">fixes bug where signal columns beyond four were being read <text:s/>as duplicates of column 5.<text:line-break/></text:p>
        </text:list-item>
      </text:list>
      <text:p text:style-name="Standard">version 4.1.0</text:p>
      <text:list text:style-name="LFO55" text:continue-numbering="true">
        <text:list-item>
          <text:p text:style-name="P119">adds error bars <text:s/>to reported magDrop values.<text:line-break/><text:line-break/><text:soft-pag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6" text:continue-numbering="true">
        <text:list-item>
          <text:p text:style-name="P120">fixes issue where PyOTE could not read files that it had written.<text:line-break/></text:p>
        </text:list-item>
      </text:list>
      <text:p text:style-name="Standard">version 4.0.8</text:p>
      <text:list text:style-name="LFO57" text:continue-numbering="true">
        <text:list-item>
          <text:p text:style-name="P121">fixes bug (introduced by a misspelling in version 4.0.7) that kept csv files with more than four apertures from runnig.<text:line-break/></text:p>
        </text:list-item>
      </text:list>
      <text:p text:style-name="Standard">version 4.0.7</text:p>
      <text:list text:style-name="LFO58" text:continue-numbering="true">
        <text:list-item>
          <text:p text:style-name="P12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9" text:continue-numbering="true">
        <text:list-item>
          <text:p text:style-name="P123">minor GUI changes<text:line-break/></text:p>
        </text:list-item>
      </text:list>
      <text:p text:style-name="Standard">version 4.0.5</text:p>
      <text:list text:style-name="LFO60" text:continue-numbering="true">
        <text:list-item>
          <text:p text:style-name="P124">if you click outside the light-curve, the closest point will be toggled (so you don't have to zoom in to select the leftmost or rightmost point in a light-curve.<text:line-break/></text:p>
        </text:list-item>
        <text:list-item>
          <text:p text:style-name="P125">When baseline statistics are calculated, they are reported as<text:s/><text:span text:style-name="T126">baseline mean</text:span><text:s/>and<text:s/><text:span text:style-name="T127">baseline snr</text:span><text:s/>(instead of just snr, which is the term we use when a drop is present).<text:line-break/></text:p>
        </text:list-item>
      </text:list>
      <text:p text:style-name="Standard">version 4.0.4</text:p>
      <text:list text:style-name="LFO61" text:continue-numbering="true">
        <text:list-item>
          <text:p text:style-name="P128">a few GUI changes<text:line-break/></text:p>
        </text:list-item>
        <text:list-item>
          <text:p text:style-name="P129">removed the Use as secondary check box. Now if secondary curve is selected (spinner is non-zero), it will be used automatically.<text:line-break/></text:p>
        </text:list-item>
      </text:list>
      <text:p text:style-name="Standard">version 4.0.3</text:p>
      <text:list text:style-name="LFO62" text:continue-numbering="true">
        <text:list-item>
          <text:p text:style-name="P130">implements a major GUI change: uses tabbed folders to group buttons and other controls.<text:s/><text:line-break/></text:p>
        </text:list-item>
        <text:list-item>
          <text:p text:style-name="P131">Removes radio buttons that indicated a D and R solution wanted, or a D-only solution, or an R-only solution. The type of solution is now inferred from D and R region setting.<text:line-break/><text:line-break/>When min/max event size is used as the search criteria, then a D and R solution is<text:s/><text:soft-page-break/>assumed and found. This type of search criteria does not make sense for a D-only or an R-only solution. Use a D region or R region selection for these cases<text:line-break/></text:p>
        </text:list-item>
        <text:list-item>
          <text:p text:style-name="P13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3" text:continue-numbering="true">
        <text:list-item>
          <text:p text:style-name="P133">removed a debug print statement that was inadvertently left in. It is responsible for the “mouse event” messages polluting the log file.<text:line-break/></text:p>
        </text:list-item>
      </text:list>
      <text:p text:style-name="Standard">version 4.0.1</text:p>
      <text:list text:style-name="LFO64" text:continue-numbering="true">
        <text:list-item>
          <text:p text:style-name="P13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5" text:continue-numbering="true">
        <text:list-item>
          <text:p text:style-name="P135">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6" text:continue-numbering="true">
        <text:list-item>
          <text:p text:style-name="P13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7" text:continue-numbering="true">
        <text:list-item>
          <text:p text:style-name="P137">one more attempt to solve the gui sizing issue.<text:line-break/></text:p>
        </text:list-item>
        <text:list-item>
          <text:p text:style-name="P138">'sticky' settings are back but are now stored in<text:s/><text:span text:style-name="T139">pyote.ini</text:span><text:s/>instead of the<text:line-break/><text:s/>obscure<text:s/><text:span text:style-name="T140">simple-ote.ini</text:span><text:span text:style-name="T141"><text:line-break/></text:span></text:p>
        </text:list-item>
      </text:list>
      <text:p text:style-name="Standard">version 3.9.7</text:p>
      <text:list text:style-name="LFO68" text:continue-numbering="true">
        <text:list-item>
          <text:p text:style-name="P14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text:s/><text:soft-page-break/>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9" text:continue-numbering="true">
        <text:list-item>
          <text:p text:style-name="P14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70" text:continue-numbering="true">
        <text:list-item>
          <text:p text:style-name="P14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71" text:continue-numbering="true">
        <text:list-item>
          <text:p text:style-name="P145">attempts to fix over-size initial gui.<text:line-break/></text:p>
        </text:list-item>
      </text:list>
      <text:p text:style-name="Standard">version 3.9.3</text:p>
      <text:list text:style-name="LFO72" text:continue-numbering="true">
        <text:list-item>
          <text:p text:style-name="P146">makes various improvements to the 'detectability' calculator to make it easier to use.<text:line-break/></text:p>
        </text:list-item>
      </text:list>
      <text:p text:style-name="Standard">version 3.9.2</text:p>
      <text:list text:style-name="LFO73" text:continue-numbering="true">
        <text:list-item>
          <text:p text:style-name="P147">adds a 'detectability' calculator for use in pre-planning event observation.<text:line-break/></text:p>
        </text:list-item>
        <text:list-item>
          <text:p text:style-name="P14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4" text:continue-numbering="true">
        <text:list-item>
          <text:p text:style-name="P149">adds an snr calculation to the<text:s/><text:span text:style-name="T150">Calc baseline stats</text:span><text:s/>button.<text:line-break/></text:p>
        </text:list-item>
      </text:list>
      <text:p text:style-name="Standard">version 3.9.0</text:p>
      <text:list text:style-name="LFO75" text:continue-numbering="true">
        <text:list-item>
          <text:p text:style-name="P151">restored the right-click help to the<text:s/><text:span text:style-name="T152">Mark baseline region</text:span><text:s/>|<text:s/><text:span text:style-name="T153">Clear baseline region</text:span><text:s/>|<text:s/><text:span text:style-name="T154">Calc baseline mean/sigma/corr coeffs</text:span><text:s/>buttons that got lost during the scrollable gui experiment.<text:line-break/></text:p>
        </text:list-item>
      </text:list>
      <text:p text:style-name="Standard">version 3.8.9</text:p>
      <text:list text:style-name="LFO76" text:continue-numbering="true">
        <text:list-item>
          <text:p text:style-name="P155">Changed the label on the<text:s/><text:span text:style-name="T156">Write csv file</text:span><text:s/>button to<text:s/><text:span text:style-name="T157">Save current light-curve</text:span><text:s/>to more intuitively suggest what is hiding behind this button.<text:line-break/></text:p>
        </text:list-item>
      </text:list>
      <text:p text:style-name="Standard">version 3.8.8</text:p>
      <text:list text:style-name="LFO77" text:continue-numbering="true">
        <text:list-item>
          <text:p text:style-name="P158">fixed a bug that sometimes kept events that contained a single point at the bottom from producing a report.<text:line-break/></text:p>
        </text:list-item>
      </text:list>
      <text:p text:style-name="Standard">version 3.8.7</text:p>
      <text:list text:style-name="LFO78" text:continue-numbering="true">
        <text:list-item>
          <text:p text:style-name="P15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9" text:continue-numbering="true">
        <text:list-item>
          <text:p text:style-name="P160">checks for only a single light-curve in the csv file which was causing a 'list index out of range' error message<text:line-break/></text:p>
        </text:list-item>
      </text:list>
      <text:p text:style-name="Standard">version 3.8.5</text:p>
      <text:list text:style-name="LFO80" text:continue-numbering="true">
        <text:list-item>
          <text:p text:style-name="P161">changed the way QGridLayout was referenced.<text:line-break/></text:p>
        </text:list-item>
      </text:list>
      <text:p text:style-name="Standard">version 3.8.4</text:p>
      <text:list text:style-name="LFO81" text:continue-numbering="true">
        <text:list-item>
          <text:p text:style-name="P16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2" text:continue-numbering="true">
        <text:list-item>
          <text:p text:style-name="P163">adds display of light-curve name (if available in the csv file) to the curve-to-be-analyzed and the normalization curve next to their selection spinners.<text:line-break/></text:p>
        </text:list-item>
      </text:list>
      <text:p text:style-name="Standard">version 3.8.2</text:p>
      <text:list text:style-name="LFO83" text:continue-numbering="true">
        <text:list-item>
          <text:p text:style-name="P164">3.7.5 introduced a scrollable GUI for small screens. Unfortunately, that caused resizing problem for all users. The version reverts back to the original GUI design.<text:line-break/></text:p>
        </text:list-item>
        <text:list-item>
          <text:p text:style-name="P16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4" text:continue-numbering="true">
        <text:list-item>
          <text:p text:style-name="P16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5" text:continue-numbering="true">
        <text:list-item>
          <text:p text:style-name="P167">adds a tutorial button to supply a quick-start for new or infrequent users.<text:line-break/></text:p>
        </text:list-item>
      </text:list>
      <text:soft-page-break/>
      <text:p text:style-name="Standard">version 3.7.9</text:p>
      <text:list text:style-name="LFO86" text:continue-numbering="true">
        <text:list-item>
          <text:p text:style-name="P16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69">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7" text:continue-numbering="true">
        <text:list-item>
          <text:p text:style-name="P170">added visible left, top, and bottom axes to main plot (with ticks to make easier to associate timestamp with point).<text:line-break/></text:p>
        </text:list-item>
      </text:list>
      <text:p text:style-name="Standard">version 3.7.7</text:p>
      <text:list text:style-name="LFO88" text:continue-numbering="true">
        <text:list-item>
          <text:p text:style-name="P171">if timestamps are available in the csv file, they are used as x axis labels in the main plot.<text:line-break/></text:p>
        </text:list-item>
      </text:list>
      <text:p text:style-name="Standard">version 3.7.6</text:p>
      <text:list text:style-name="LFO89" text:continue-numbering="true">
        <text:list-item>
          <text:p text:style-name="P172">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90" text:continue-numbering="true">
        <text:list-item>
          <text:p text:style-name="P173">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74">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91" text:continue-numbering="true">
        <text:list-item>
          <text:p text:style-name="P17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2" text:continue-numbering="true">
        <text:list-item>
          <text:p text:style-name="P176">adds code line needed by any Mac users that are running Big Sur<text:line-break/></text:p>
        </text:list-item>
      </text:list>
      <text:p text:style-name="Standard">version 3.7.2</text:p>
      <text:list text:style-name="LFO93" text:continue-numbering="true">
        <text:list-item>
          <text:p text:style-name="P177">fixes bug that caused all analysis attempts to 'stall'</text:p>
        </text:list-item>
      </text:list>
      <text:p text:style-name="Standard"/>
      <text:p text:style-name="Standard">version 3.7.1</text:p>
      <text:list text:style-name="LFO94" text:continue-numbering="true">
        <text:list-item>
          <text:p text:style-name="P178">fixed a bug in the r limb angle entry<text:line-break/></text:p>
        </text:list-item>
      </text:list>
      <text:p text:style-name="Standard">version 3.7.0</text:p>
      <text:list text:style-name="LFO95" text:continue-numbering="true">
        <text:list-item>
          <text:p text:style-name="P179">adds right-click help to ast speed label giving the equation to use if asteroid speed is not available but asteroid diameter and maximum duration are specified<text:line-break/></text:p>
        </text:list-item>
        <text:list-item>
          <text:p text:style-name="P180">adds suggestion to right-click help on penumbral fit checkbox for how to find the penumbral curve csv file that is provided for practice purposes.<text:line-break/></text:p>
        </text:list-item>
      </text:list>
      <text:p text:style-name="Standard">version 3.6.8</text:p>
      <text:list text:style-name="LFO96" text:continue-numbering="true">
        <text:list-item>
          <text:p text:style-name="P181">adds modeling of off centerline observations to lightcurve calibration curve generation<text:line-break/></text:p>
        </text:list-item>
      </text:list>
      <text:p text:style-name="Standard">version 3.6.7</text:p>
      <text:list text:style-name="LFO97" text:continue-numbering="true">
        <text:list-item>
          <text:p text:style-name="P182">clarified the location of the Enable Manual Timestamp Entry checkbox in the pop-up message appears when there are no timestamps in the csv file.<text:line-break/></text:p>
        </text:list-item>
      </text:list>
      <text:p text:style-name="Standard">version 3.6.6</text:p>
      <text:list text:style-name="LFO98" text:continue-numbering="true">
        <text:list-item>
          <text:p text:style-name="P18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9" text:continue-numbering="true">
        <text:list-item>
          <text:p text:style-name="P184">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100" text:continue-numbering="true">
        <text:list-item>
          <text:p text:style-name="P185">version 3.6.2 would open .xlsx Report file on Mac, but not Windows. This version attempts to fix that (Windows needs a different command to open a file).<text:line-break/></text:p>
        </text:list-item>
      </text:list>
      <text:p text:style-name="Standard">version 3.6.2</text:p>
      <text:list text:style-name="LFO101" text:continue-numbering="true">
        <text:list-item>
          <text:p text:style-name="P186">In Excel report:<text:line-break/><text:line-break/>… at end of filling, I call the OS to open the file. Requires correct association of .xlsx file type with Excel or LibreOffice, or whatever you use to examine<text:s/><text:soft-page-break/>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2" text:continue-numbering="true">
        <text:list-item>
          <text:p text:style-name="P187">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88">… fill Excel report<text:s/></text:span>button<text:line-break/></text:p>
        </text:list-item>
      </text:list>
      <text:p text:style-name="Standard">version 3.6.0</text:p>
      <text:list text:style-name="LFO103" text:continue-numbering="true">
        <text:list-item>
          <text:p text:style-name="P189"><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90">...</text:span><text:line-break/><text:line-break/><text:span text:style-name="T191">…</text:span><text:s/><text:span text:style-name="T192">MUST BE CONVERTED to .xlsx for use by PyOTE!</text:span><text:span text:style-name="T193"><text:line-break/></text:span></text:p>
        </text:list-item>
      </text:list>
      <text:p text:style-name="Standard"><text:span text:style-name="T194">… For Windows users, Excel will read an .xls file and save it as .xlsx</text:span><text:span text:style-name="T195"><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96">NOTE: you must still open the spreadsheet and enter the exposure setting used for your camera; it was not possible to do this from PyOTE.</text:span><text:line-break/><text:line-break/><text:soft-page-break/>After filling in the exposure setting in the spreadsheet, double check the form but it is likely that it is ready for submission.</text:p>
      <text:p text:style-name="Standard"/>
      <text:p text:style-name="Standard">version 3.5.9</text:p>
      <text:list text:style-name="LFO104" text:continue-numbering="true">
        <text:list-item>
          <text:p text:style-name="P197">fixed another bug in penumbral curve fit and removed diagnostic printouts.<text:line-break/></text:p>
        </text:list-item>
      </text:list>
      <text:p text:style-name="Standard">version 3.5.8</text:p>
      <text:list text:style-name="LFO105" text:continue-numbering="true">
        <text:list-item>
          <text:p text:style-name="P198">fixed a number of bugs in the penumbral curve fit code<text:line-break/></text:p>
        </text:list-item>
      </text:list>
      <text:p text:style-name="Standard">version 3.5.7</text:p>
      <text:list text:style-name="LFO106" text:continue-numbering="true">
        <text:list-item>
          <text:p text:style-name="P19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7" text:continue-numbering="true">
        <text:list-item>
          <text:p text:style-name="P20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8" text:continue-numbering="true">
        <text:list-item>
          <text:p text:style-name="P20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9" text:continue-numbering="true">
        <text:list-item>
          <text:p text:style-name="P20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10" text:continue-numbering="true">
        <text:list-item>
          <text:p text:style-name="P20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11" text:continue-numbering="true">
        <text:list-item>
          <text:p text:style-name="P20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text:s/><text:soft-page-break/>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2" text:continue-numbering="true">
        <text:list-item>
          <text:p text:style-name="P205">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3" text:continue-numbering="true">
        <text:list-item>
          <text:p text:style-name="P20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7">NEW: when 'trims' have been placed, a 'write csv' process will honor those values and produce a 'trimmed' output file.<text:line-break/></text:p>
        </text:list-item>
        <text:list-item>
          <text:p text:style-name="P208">NEW: when a light curve has been 'normalized', the changed values are written to the data table where, once again, a 'write csv' process will capture the results.<text:line-break/></text:p>
        </text:list-item>
        <text:list-item>
          <text:p text:style-name="P209">Added additional reminders that the start-of-exposure timestamp/timing convention is employed.</text:p>
        </text:list-item>
      </text:list>
      <text:p text:style-name="Standard"/>
      <text:p text:style-name="Standard">version 3.4.9</text:p>
      <text:list text:style-name="LFO114" text:continue-numbering="true">
        <text:list-item>
          <text:p text:style-name="P210">Added some explanatory language to the “Excel report” section regarding the proper interpretation of the 'false positive probability' number.<text:line-break/></text:p>
        </text:list-item>
      </text:list>
      <text:p text:style-name="Standard">version 3.4.8</text:p>
      <text:list text:style-name="LFO115" text:continue-numbering="true">
        <text:list-item>
          <text:p text:style-name="P211">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text:s/><text:soft-page-break/>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6" text:continue-numbering="true">
        <text:list-item>
          <text:p text:style-name="P212">Automatically loads the correct version of Adv2<text:line-break/></text:p>
        </text:list-item>
      </text:list>
      <text:p text:style-name="Standard">version 3.4.6</text:p>
      <text:list text:style-name="LFO117" text:continue-numbering="true">
        <text:list-item>
          <text:p text:style-name="P213">Adds AAV Version 2 file as a type that can be read (important when Do OCR check is enabled)</text:p>
        </text:list-item>
      </text:list>
      <text:p text:style-name="Standard"/>
      <text:p text:style-name="Standard">version 3.4.5</text:p>
      <text:list text:style-name="LFO118" text:continue-numbering="true">
        <text:list-item>
          <text:p text:style-name="P214">Fixes block integration which was failing when more than 4 lightcurves were being processed.<text:line-break/></text:p>
        </text:list-item>
        <text:list-item>
          <text:p text:style-name="P215">Made use diff and Do OCR checkboxes sticky.<text:line-break/></text:p>
        </text:list-item>
      </text:list>
      <text:p text:style-name="Standard">version 3.4.4</text:p>
      <text:list text:style-name="LFO119" text:continue-numbering="true">
        <text:list-item>
          <text:p text:style-name="P21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20" text:continue-numbering="true">
        <text:list-item>
          <text:p text:style-name="P21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21" text:continue-numbering="true">
        <text:list-item>
          <text:p text:style-name="P21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soft-page-break/>
      <text:list text:style-name="LFO122" text:continue-numbering="true">
        <text:list-item>
          <text:p text:style-name="P21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2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2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23" text:continue-numbering="true">
        <text:list-item>
          <text:p text:style-name="P22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4" text:continue-numbering="true">
        <text:list-item>
          <text:p text:style-name="P223">Automatically installs cv2 if not already present. <text:s/>This package is needed for the new frame view feature.<text:line-break/></text:p>
        </text:list-item>
      </text:list>
      <text:p text:style-name="Standard">version 3.3.8</text:p>
      <text:list text:style-name="LFO125" text:continue-numbering="true">
        <text:list-item>
          <text:p text:style-name="P22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6" text:continue-numbering="true">
        <text:list-item>
          <text:p text:style-name="P225">A new button (View frame) with an associated spinner for entry of a frame number has been added:</text:p>
        </text:list-item>
      </text:list>
      <text:p text:style-name="Standard"/>
      <text:p text:style-name="P226">Use this button to view a frame from the video that was used by PyMovie or Limovie to prepare the .csv file that is currently being analyzed. <text:s/>.avi and .ser files are viewable in this manner as well as .fits files inside a FITS folder.</text:p>
      <text:soft-page-break/>
      <text:p text:style-name="P227">If this button is disabled, it is because the .csv file did not come from PyMovie or Limovie or simply cannot be found/opened.</text:p>
      <text:p text:style-name="P228">This feature can/should be used as a final quality control check for a video that contains timestamps extracted using OCR. It is possible for OCR to fail in manner that is<text:s/><text:span text:style-name="T229">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30">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31">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32">... write</text:span><text:span text:style-name="T233"><text:s/></text:span><text:span text:style-name="T234">report</text:span>, do a<text:s/><text:span text:style-name="T235">Manual timestamp entry</text:span><text:s/>for the D and R frame entries found by viewing the relevant frames and entering the correct times in the Manual timestamp dialog.</text:p>
      <text:p text:style-name="P236">It should be noted that the manual timestamp entry can be performed even when timestamps were already present in the file --- your manual entries will cause all the timestamps to be recalculated.</text:p>
      <text:p text:style-name="P237"/>
      <text:p text:style-name="Standard">version 3.3.5:</text:p>
      <text:list text:style-name="LFO127" text:continue-numbering="true">
        <text:list-item>
          <text:p text:style-name="P23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8" text:continue-numbering="true">
        <text:list-item>
          <text:p text:style-name="P23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9" text:continue-numbering="true">
        <text:list-item>
          <text:p text:style-name="P24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30" text:continue-numbering="true">
        <text:list-item>
          <text:p text:style-name="P24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text:s/><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31" text:continue-numbering="true">
        <text:list-item>
          <text:p text:style-name="P242">Changed main plot so that the scroll wheel only zooms the x axis.</text:p>
        </text:list-item>
        <text:list-item>
          <text:p text:style-name="P243">Changed lightcurve plot so that it conforms properly to 'start-of-exposure'.<text:line-break/></text:p>
        </text:list-item>
      </text:list>
      <text:p text:style-name="Standard">version 3.2.8</text:p>
      <text:list text:style-name="LFO132" text:continue-numbering="true">
        <text:list-item>
          <text:p text:style-name="P244">Changed font size in help files --- it was fine for Mac but too big for Win10<text:line-break/></text:p>
        </text:list-item>
      </text:list>
      <text:p text:style-name="Standard">version 3.2.7</text:p>
      <text:list text:style-name="LFO133" text:continue-numbering="true">
        <text:list-item>
          <text:p text:style-name="P24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34" text:continue-numbering="true">
        <text:list-item>
          <text:p text:style-name="P246">This is a 'cosmetic' release --- there should be NO detectable differences from version 3.2.5 in terms of functionality.</text:p>
        </text:list-item>
        <text:list-item>
          <text:p text:style-name="P247">All python files were brought into compliance with PEP 8 coding standards. <text:s/>Only I care about that.</text:p>
        </text:list-item>
        <text:list-item>
          <text:p text:style-name="P24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49">All this 'cosmetic' work is in preparation for working on PyOTE issues again.<text:line-break/></text:p>
        </text:list-item>
      </text:list>
      <text:p text:style-name="Standard">version 3.2.5</text:p>
      <text:list text:style-name="LFO135" text:continue-numbering="true">
        <text:list-item>
          <text:p text:style-name="P25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6" text:continue-numbering="true">
        <text:list-item>
          <text:p text:style-name="P251">Modified the test for newer version to accommodate the different strings returned by pip 18.1 and pip 19.0+</text:p>
        </text:list-item>
        <text:list-item>
          <text:p text:style-name="P252">Added ability to invoke PyOTE from PyMovie with an externally supplied csv file that is automatically opened.<text:line-break/></text:p>
        </text:list-item>
      </text:list>
      <text:p text:style-name="Standard">version 3.2.3</text:p>
      <text:list text:style-name="LFO137" text:continue-numbering="true">
        <text:list-item>
          <text:p text:style-name="P253">fixed a long overlooked bug in the loading of the data table (at lower left corner of GUI): when there are four lightcurves, LC4 was set in the table from LC3 (i.e., LC3 == LC4 whenever there was an actual LC4. It was correct in the lightcurves<text:s/><text:soft-page-break/>themselves, so no observation analyses have been affected by this bug. It was cosmetic only.<text:line-break/></text:p>
        </text:list-item>
        <text:list-item>
          <text:p text:style-name="P254">Added support for the PyMovie csv format<text:line-break/></text:p>
        </text:list-item>
      </text:list>
      <text:p text:style-name="Standard">version 3.2.1</text:p>
      <text:list text:style-name="LFO138" text:continue-numbering="true">
        <text:list-item>
          <text:p text:style-name="P25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9" text:continue-numbering="true">
        <text:list-item>
          <text:p text:style-name="P256">Changed GUI to better align text on min max edit boxes to avoid confusion.<text:line-break/></text:p>
        </text:list-item>
      </text:list>
      <text:p text:style-name="Standard">version 3.1.9</text:p>
      <text:list text:style-name="LFO140" text:continue-numbering="true">
        <text:list-item>
          <text:p text:style-name="P257">Fixed a bug in the test for a min/max solution search being constrained by a too large min value.<text:line-break/></text:p>
        </text:list-item>
      </text:list>
      <text:p text:style-name="Standard">version 3.1.8</text:p>
      <text:list text:style-name="LFO141" text:continue-numbering="true">
        <text:list-item>
          <text:p text:style-name="P258">version 3.1.7 was released without an updated version history. <text:s/>Here is what was changed in 3.1.7:<text:line-break/></text:p>
        </text:list-item>
        <text:list-item>
          <text:p text:style-name="P25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42" text:continue-numbering="true">
        <text:list-item>
          <text:p text:style-name="P260">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3" text:continue-numbering="true">
        <text:list-item>
          <text:p text:style-name="P261">Added additional tests of candidate solutions against a straight line so that there <text:s/><text:soft-page-break/>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4" text:continue-numbering="true">
        <text:list-item>
          <text:p text:style-name="P262">Fixed error in new dropped reading detection logic when light curve was processed in field mode.<text:line-break/></text:p>
        </text:list-item>
        <text:list-item>
          <text:p text:style-name="P263">Cleaned up some language in tooltips.<text:line-break/></text:p>
        </text:list-item>
      </text:list>
      <text:p text:style-name="Standard">version 3.1.3:</text:p>
      <text:list text:style-name="LFO145" text:continue-numbering="true">
        <text:list-item>
          <text:p text:style-name="P26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65">Eliminated the 'entry num' column in the data matrix at the lower left of the GUI. The 'entry num' is unused and a possible source of confusion with the frame or field number for the unwary.<text:line-break/></text:p>
        </text:list-item>
        <text:list-item>
          <text:p text:style-name="P266">Added<text:s/><text:span text:style-name="T267">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6" text:continue-numbering="true">
        <text:list-item>
          <text:p text:style-name="P26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7" text:continue-numbering="true">
        <text:list-item>
          <text:p text:style-name="P26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8" text:continue-numbering="true">
        <text:list-item>
          <text:p text:style-name="P272">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9" text:continue-numbering="true">
        <text:list-item>
          <text:p text:style-name="P27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50" text:continue-numbering="true">
        <text:list-item>
          <text:p text:style-name="P274">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51" text:continue-numbering="true">
        <text:list-item>
          <text:p text:style-name="P27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52" text:continue-numbering="true">
        <text:list-item>
          <text:p text:style-name="P27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3" text:continue-numbering="true">
        <text:list-item>
          <text:p text:style-name="P277">Disable the Accept integration button when user overrides an automatic block analysis with a manual block selection followed by a click on the Block integrate button.<text:line-break/></text:p>
        </text:list-item>
      </text:list>
      <text:p text:style-name="Standard">version 2.1.4:</text:p>
      <text:list text:style-name="LFO154" text:continue-numbering="true">
        <text:list-item>
          <text:p text:style-name="P278">Corrected a bug that kept manual selection of block integration from being performed after a refusal to accept the automatic block analysis results.<text:line-break/></text:p>
        </text:list-item>
      </text:list>
      <text:p text:style-name="Standard">version 2.1.3:</text:p>
      <text:list text:style-name="LFO155" text:continue-numbering="true">
        <text:list-item>
          <text:p text:style-name="P27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6" text:continue-numbering="true">
        <text:list-item>
          <text:p text:style-name="P28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7" text:continue-numbering="true">
        <text:list-item>
          <text:p text:style-name="P281">Added progress bar tracking of block integration analysis because it can take an extended amount of time to complete the analysis when the light curve has many points.<text:line-break/></text:p>
        </text:list-item>
      </text:list>
      <text:p text:style-name="Standard">version 2.1.0</text:p>
      <text:list text:style-name="LFO158" text:continue-numbering="true">
        <text:list-item>
          <text:p text:style-name="P282">Added automatic determination of 'correct' block size and offset for block integration when user clicks<text:s/><text:span text:style-name="T283">Block integrate</text:span><text:s/>button without selecting the two points normally required to specify integration block beginning and end. <text:s/>The user can choose to accept or reject<text:s/><text:span text:style-name="T284">pyote</text:span>'s opinion of the correct parameters to use when the automation determination is invoked.<text:line-break/></text:p>
        </text:list-item>
      </text:list>
      <text:p text:style-name="Standard">version 2.0.9</text:p>
      <text:list text:style-name="LFO159" text:continue-numbering="true">
        <text:list-item>
          <text:p text:style-name="P285">Made the selection of Tooltip display 'sticky'</text:p>
        </text:list-item>
        <text:list-item>
          <text:p text:style-name="P286">Duration calculation when D and R span midnight now handled correctly</text:p>
        </text:list-item>
      </text:list>
      <text:p text:style-name="Standard"/>
      <text:p text:style-name="Standard">version 2.0.8</text:p>
      <text:list text:style-name="LFO160" text:continue-numbering="true">
        <text:list-item>
          <text:p text:style-name="P287">toolTips changed to invoke and display in a custom dialog box that can be moved and resized to better accommodate legacy displays</text:p>
        </text:list-item>
        <text:list-item>
          <text:p text:style-name="P288">Calc flash timing calculation fixed to properly deal with the non-integer frame numbers that can result from field processed csv files</text:p>
        </text:list-item>
        <text:list-item>
          <text:p text:style-name="P289">Flash timing has been verified to work with integrated light curves</text:p>
        </text:list-item>
        <text:list-item>
          <text:p text:style-name="P29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91">This version provides several features to ease the <text:s/>processing of light curves that are timed with LED flashes from iPhones (John Grismore's AstroFlashTimer) or Android phones (Eric Couto's Occult Flash) rather than VTI timestamped files</text:p>
      <text:p text:style-name="P292"/>
      <text:list text:style-name="LFO161" text:continue-numbering="true">
        <text:list-item>
          <text:p text:style-name="P293">Adds a button to calculate the edge position of an LED timing flash.</text:p>
        </text:list-item>
        <text:list-item>
          <text:p text:style-name="P29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9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96">Adds a checkbox to force manual entry of timestamp info. <text:s/>This is useful when OCR on a VTI timed light curve has catastrophic errors. <text:s/>It is always employed when using LED flash timing.</text:p>
        </text:list-item>
      </text:list>
      <text:list text:style-name="LFO162" text:continue-numbering="true">
        <text:list-item>
          <text:p text:style-name="P29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3" text:continue-numbering="true">
        <text:list-item>
          <text:p text:style-name="P29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4" text:continue-numbering="true">
        <text:list-item>
          <text:p text:style-name="P299">files generated by pyote now contain PYOTE in the filename.<text:line-break/></text:p>
        </text:list-item>
        <text:list-item>
          <text:p text:style-name="P30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5" text:continue-numbering="true">
        <text:list-item>
          <text:p text:style-name="P30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6" text:continue-numbering="true">
        <text:list-item>
          <text:p text:style-name="P30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7" text:continue-numbering="true">
        <text:list-item>
          <text:p text:style-name="P30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8" text:continue-numbering="true">
        <text:list-item>
          <text:p text:style-name="P304">improved handling of D and R region selection so that one cannot enter an invalid configuration --- automatic corrections/changes are applied.<text:line-break/></text:p>
        </text:list-item>
        <text:list-item>
          <text:p text:style-name="P30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0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9" text:continue-numbering="true">
        <text:list-item>
          <text:p text:style-name="P307">adds bold red highlighting to message:</text:p>
        </text:list-item>
      </text:list>
      <text:p text:style-name="Standard"><text:span text:style-name="T308">! There is something wrong with timestamps at D and/or R or frames have been dropped !</text:span><text:span text:style-name="T309"><text:s/></text:span><text:span text:style-name="T310"><text:line-break/></text:span><text:span text:style-name="T311">so that it is harder to miss.</text:span><text:span text:style-name="T312"><text:line-break/></text:span></text:p>
      <text:p text:style-name="Standard">version 1.46</text:p>
      <text:list text:style-name="LFO170" text:continue-numbering="true">
        <text:list-item>
          <text:p text:style-name="P31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1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71" text:continue-numbering="true">
        <text:list-item>
          <text:p text:style-name="P315">the initial fully functional release of pyote.</text:p>
        </text:list-item>
      </text:list>
      <text:soft-page-break/>
      <text:p text:style-name="P316"><text:span text:style-name="T317">Introduction to<text:s/></text:span><text:span text:style-name="T318">pyote</text:span></text:p>
      <text:p text:style-name="P319"><text:span text:style-name="T320">Bob Anderson (</text:span><text:a xlink:href="mailto:bob.anderson.ok@gmail.com" office:target-frame-name="_top" xlink:show="replace"><text:span text:style-name="T321">bob.anderson.ok@gmail.com</text:span></text:a><text:span text:style-name="T322">)</text:span></text:p>
      <text:p text:style-name="P323"/>
      <text:p text:style-name="Standard"><text:span text:style-name="T324">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2" text:continue-numbering="true">
        <text:list-item>
          <text:p text:style-name="P325"><text:span text:style-name="T326">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27">Correlated noise caused by atmospheric scintillation is frequently present in occultation observations recorded at normal video rates of 25 or 30 frames per second. <text:s/><text:span text:style-name="T328">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2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0">Maximum Likelihood Estimation is used throughout to determine 'best fit' of model light curves to the actual data.</text:p>
        </text:list-item>
      </text:list>
      <text:p text:style-name="Standard"/>
      <text:p text:style-name="Standard">The gui for<text:s/><text:span text:style-name="T331">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32">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33">pyote</text:span><text:s/>is started, it connects to PyPI (assuming you have an internet connection) and checks to see if a more recent version of<text:s/><text:span text:style-name="T334">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35">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36">pyote. <text:s/></text:span>The procedure to do this is explained below.</text:p>
      <text:p text:style-name="Standard"/>
      <text:p text:style-name="P337">Open an Anaconda Prompt window if you are running Windows. <text:s/></text:p>
      <text:p text:style-name="P338"/>
      <text:p text:style-name="P339">For a Mac installation, open a command window and type<text:s/><text:span text:style-name="T340">source activate</text:span>.</text:p>
      <text:p text:style-name="P341"/>
      <text:p text:style-name="P342">Then, type the following line in that command window:</text:p>
      <text:p text:style-name="P343"/>
      <text:list text:style-name="LFO173" text:continue-numbering="true">
        <text:list-item>
          <text:p text:style-name="P344">pip install pyote==1.42</text:p>
        </text:list-item>
      </text:list>
      <text:p text:style-name="P345"/>
      <text:p text:style-name="P346">This command will uninstall the current (flawed) version of<text:s/><text:span text:style-name="T347">pyote</text:span><text:s/>and installs a specific version, in this case, version 1.42. <text:s/>Note the double == followed by the specific version number to be installed. <text:s/>(You can always determine a version of<text:s/><text:span text:style-name="T348">pyote</text:span><text:s/>that was working for you by opening a recent log file --- the<text:s/><text:span text:style-name="T349">pyote</text:span><text:s/>version that produced that log file is recorded there.)</text:p>
      <text:p text:style-name="P35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4LVL1" style:family="text">
      <style:text-properties style:font-name="Symbol"/>
    </style:style>
    <style:style style:name="WW_CharLFO174LVL2" style:family="text">
      <style:text-properties style:font-name="Courier New" style:font-name-complex="Courier New"/>
    </style:style>
    <style:style style:name="WW_CharLFO174LVL3" style:family="text">
      <style:text-properties style:font-name="Wingdings"/>
    </style:style>
    <style:style style:name="WW_CharLFO174LVL4" style:family="text">
      <style:text-properties style:font-name="Symbol"/>
    </style:style>
    <style:style style:name="WW_CharLFO174LVL5" style:family="text">
      <style:text-properties style:font-name="Courier New" style:font-name-complex="Courier New"/>
    </style:style>
    <style:style style:name="WW_CharLFO174LVL6" style:family="text">
      <style:text-properties style:font-name="Wingdings"/>
    </style:style>
    <style:style style:name="WW_CharLFO174LVL7" style:family="text">
      <style:text-properties style:font-name="Symbol"/>
    </style:style>
    <style:style style:name="WW_CharLFO174LVL8" style:family="text">
      <style:text-properties style:font-name="Courier New" style:font-name-complex="Courier New"/>
    </style:style>
    <style:style style:name="WW_CharLFO17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7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7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7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7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7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7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7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7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2">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09T16:09:00Z</dc:date>
    <meta:template xlink:href="Normal" xlink:type="simple"/>
    <meta:editing-cycles>223</meta:editing-cycles>
    <meta:editing-duration>PT600S</meta:editing-duration>
    <meta:document-statistic meta:page-count="29" meta:paragraph-count="131" meta:word-count="9811" meta:character-count="65603" meta:row-count="466" meta:non-whitespace-character-count="55923"/>
  </office:meta>
</office:document-meta>
</file>